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 6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487509" table:style-name="ce16">
            <text:p>23,487,509</text:p>
          </table:table-cell>
          <table:table-cell office:value-type="float" office:value="11634375" table:style-name="ce16">
            <text:p>11,634,375</text:p>
          </table:table-cell>
          <table:table-cell office:value-type="float" office:value="11853134" table:style-name="ce16">
            <text:p>11,853,134</text:p>
          </table:table-cell>
          <table:table-cell office:value-type="float" office:value="897170" table:style-name="ce16">
            <text:p>897,170</text:p>
          </table:table-cell>
          <table:table-cell office:value-type="float" office:value="464611" table:style-name="ce16">
            <text:p>464,611</text:p>
          </table:table-cell>
          <table:table-cell office:value-type="float" office:value="432559" table:style-name="ce16">
            <text:p>432,559</text:p>
          </table:table-cell>
          <table:table-cell office:value-type="float" office:value="3.8197750131782811" table:style-name="ce17">
            <text:p>3.82</text:p>
          </table:table-cell>
          <table:table-cell office:value-type="float" office:value="1327101" table:style-name="ce16">
            <text:p>1,327,101</text:p>
          </table:table-cell>
          <table:table-cell office:value-type="float" office:value="687624" table:style-name="ce16">
            <text:p>687,624</text:p>
          </table:table-cell>
          <table:table-cell office:value-type="float" office:value="639477" table:style-name="ce16">
            <text:p>639,477</text:p>
          </table:table-cell>
          <table:table-cell office:value-type="float" office:value="5.6502415815998202" table:style-name="ce18">
            <text:p>5.65</text:p>
          </table:table-cell>
          <table:table-cell office:value-type="float" office:value="2330209" table:style-name="ce16">
            <text:p>2,330,209</text:p>
          </table:table-cell>
          <table:table-cell office:value-type="float" office:value="1208049" table:style-name="ce16">
            <text:p>1,208,049</text:p>
          </table:table-cell>
          <table:table-cell office:value-type="float" office:value="1122160" table:style-name="ce16">
            <text:p>1,122,160</text:p>
          </table:table-cell>
          <table:table-cell office:value-type="float" office:value="9.9210563367958695" table:style-name="ce17">
            <text:p>9.92</text:p>
          </table:table-cell>
          <table:table-cell office:value-type="float" office:value="2525508" table:style-name="ce16">
            <text:p>2,525,508</text:p>
          </table:table-cell>
          <table:table-cell office:value-type="float" office:value="1309757" table:style-name="ce16">
            <text:p>1,309,757</text:p>
          </table:table-cell>
          <table:table-cell office:value-type="float" office:value="1215751" table:style-name="ce16">
            <text:p>1,215,751</text:p>
          </table:table-cell>
          <table:table-cell office:value-type="float" office:value="10.752557880871914" table:style-name="ce17">
            <text:p>10.75</text:p>
          </table:table-cell>
          <table:table-cell office:value-type="float" office:value="1243208" table:style-name="ce16">
            <text:p>1,243,208</text:p>
          </table:table-cell>
          <table:table-cell office:value-type="float" office:value="649893" table:style-name="ce16">
            <text:p>649,893</text:p>
          </table:table-cell>
          <table:table-cell office:value-type="float" office:value="593315" table:style-name="ce16">
            <text:p>593,315</text:p>
          </table:table-cell>
          <table:table-cell office:value-type="float" office:value="5.2930602389550971" table:style-name="ce17">
            <text:p>5.29</text:p>
          </table:table-cell>
          <table:table-cell office:value-type="float" office:value="19430101" table:style-name="ce16">
            <text:p>19,430,101</text:p>
          </table:table-cell>
          <table:table-cell office:value-type="float" office:value="9524148" table:style-name="ce16">
            <text:p>9,524,148</text:p>
          </table:table-cell>
          <table:table-cell office:value-type="float" office:value="9905953" table:style-name="ce16">
            <text:p>9,905,953</text:p>
          </table:table-cell>
          <table:table-cell office:value-type="float" office:value="82.725251962649594" table:style-name="ce17">
            <text:p>82.73</text:p>
          </table:table-cell>
          <table:table-cell office:value-type="float" office:value="3861467" table:style-name="ce16">
            <text:p>3,861,467</text:p>
          </table:table-cell>
          <table:table-cell office:value-type="float" office:value="1758577" table:style-name="ce16">
            <text:p>1,758,577</text:p>
          </table:table-cell>
          <table:table-cell office:value-type="float" office:value="2102890" table:style-name="ce16">
            <text:p>2,102,890</text:p>
          </table:table-cell>
          <table:table-cell office:value-type="float" office:value="16.440513125508541" table:style-name="ce17">
            <text:p>16.44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23634" table:style-name="ce20">
            <text:p>4,023,634</text:p>
          </table:table-cell>
          <table:table-cell office:value-type="float" office:value="1964555" table:style-name="ce20">
            <text:p>1,964,555</text:p>
          </table:table-cell>
          <table:table-cell office:value-type="float" office:value="2059079" table:style-name="ce20">
            <text:p>2,059,079</text:p>
          </table:table-cell>
          <table:table-cell office:value-type="float" office:value="144158" table:style-name="ce20">
            <text:p>144,158</text:p>
          </table:table-cell>
          <table:table-cell office:value-type="float" office:value="74509" table:style-name="ce20">
            <text:p>74,509</text:p>
          </table:table-cell>
          <table:table-cell office:value-type="float" office:value="69649" table:style-name="ce20">
            <text:p>69,649</text:p>
          </table:table-cell>
          <table:table-cell office:value-type="float" office:value="3.5827811376482055" table:style-name="ce21">
            <text:p>3.58</text:p>
          </table:table-cell>
          <table:table-cell office:value-type="float" office:value="215112" table:style-name="ce20">
            <text:p>215,112</text:p>
          </table:table-cell>
          <table:table-cell office:value-type="float" office:value="111217" table:style-name="ce20">
            <text:p>111,217</text:p>
          </table:table-cell>
          <table:table-cell office:value-type="float" office:value="103895" table:style-name="ce20">
            <text:p>103,895</text:p>
          </table:table-cell>
          <table:table-cell office:value-type="float" office:value="5.3462119069477989" table:style-name="ce22">
            <text:p>5.35</text:p>
          </table:table-cell>
          <table:table-cell office:value-type="float" office:value="381685" table:style-name="ce20">
            <text:p>381,685</text:p>
          </table:table-cell>
          <table:table-cell office:value-type="float" office:value="197427" table:style-name="ce20">
            <text:p>197,427</text:p>
          </table:table-cell>
          <table:table-cell office:value-type="float" office:value="184258" table:style-name="ce20">
            <text:p>184,258</text:p>
          </table:table-cell>
          <table:table-cell office:value-type="float" office:value="9.4860765168998959" table:style-name="ce21">
            <text:p>9.49</text:p>
          </table:table-cell>
          <table:table-cell office:value-type="float" office:value="412508" table:style-name="ce20">
            <text:p>412,508</text:p>
          </table:table-cell>
          <table:table-cell office:value-type="float" office:value="213558" table:style-name="ce20">
            <text:p>213,558</text:p>
          </table:table-cell>
          <table:table-cell office:value-type="float" office:value="198950" table:style-name="ce20">
            <text:p>198,950</text:p>
          </table:table-cell>
          <table:table-cell office:value-type="float" office:value="10.252125317561189" table:style-name="ce21">
            <text:p>10.25</text:p>
          </table:table-cell>
          <table:table-cell office:value-type="float" office:value="201715" table:style-name="ce20">
            <text:p>201,715</text:p>
          </table:table-cell>
          <table:table-cell office:value-type="float" office:value="105561" table:style-name="ce20">
            <text:p>105,561</text:p>
          </table:table-cell>
          <table:table-cell office:value-type="float" office:value="96154" table:style-name="ce20">
            <text:p>96,154</text:p>
          </table:table-cell>
          <table:table-cell office:value-type="float" office:value="5.0132541876323735" table:style-name="ce21">
            <text:p>5.01</text:p>
          </table:table-cell>
          <table:table-cell office:value-type="float" office:value="3360904" table:style-name="ce20">
            <text:p>3,360,904</text:p>
          </table:table-cell>
          <table:table-cell office:value-type="float" office:value="1620145" table:style-name="ce20">
            <text:p>1,620,145</text:p>
          </table:table-cell>
          <table:table-cell office:value-type="float" office:value="1740759" table:style-name="ce20">
            <text:p>1,740,759</text:p>
          </table:table-cell>
          <table:table-cell office:value-type="float" office:value="83.52906849877499" table:style-name="ce21">
            <text:p>83.53</text:p>
          </table:table-cell>
          <table:table-cell office:value-type="float" office:value="634528" table:style-name="ce20">
            <text:p>634,528</text:p>
          </table:table-cell>
          <table:table-cell office:value-type="float" office:value="285442" table:style-name="ce20">
            <text:p>285,442</text:p>
          </table:table-cell>
          <table:table-cell office:value-type="float" office:value="349086" table:style-name="ce20">
            <text:p>349,086</text:p>
          </table:table-cell>
          <table:table-cell office:value-type="float" office:value="15.770022820167043" table:style-name="ce21">
            <text:p>15.77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70090" table:style-name="ce20">
            <text:p>2,570,090</text:p>
          </table:table-cell>
          <table:table-cell office:value-type="float" office:value="1223053" table:style-name="ce20">
            <text:p>1,223,053</text:p>
          </table:table-cell>
          <table:table-cell office:value-type="float" office:value="1347037" table:style-name="ce20">
            <text:p>1,347,037</text:p>
          </table:table-cell>
          <table:table-cell office:value-type="float" office:value="105549" table:style-name="ce20">
            <text:p>105,549</text:p>
          </table:table-cell>
          <table:table-cell office:value-type="float" office:value="54422" table:style-name="ce20">
            <text:p>54,422</text:p>
          </table:table-cell>
          <table:table-cell office:value-type="float" office:value="51127" table:style-name="ce20">
            <text:p>51,127</text:p>
          </table:table-cell>
          <table:table-cell office:value-type="float" office:value="4.1068211619048363" table:style-name="ce21">
            <text:p>4.11</text:p>
          </table:table-cell>
          <table:table-cell office:value-type="float" office:value="156199" table:style-name="ce20">
            <text:p>156,199</text:p>
          </table:table-cell>
          <table:table-cell office:value-type="float" office:value="80701" table:style-name="ce20">
            <text:p>80,701</text:p>
          </table:table-cell>
          <table:table-cell office:value-type="float" office:value="75498" table:style-name="ce20">
            <text:p>75,498</text:p>
          </table:table-cell>
          <table:table-cell office:value-type="float" office:value="6.0775692680022875" table:style-name="ce22">
            <text:p>6.08</text:p>
          </table:table-cell>
          <table:table-cell office:value-type="float" office:value="271056" table:style-name="ce20">
            <text:p>271,056</text:p>
          </table:table-cell>
          <table:table-cell office:value-type="float" office:value="140169" table:style-name="ce20">
            <text:p>140,169</text:p>
          </table:table-cell>
          <table:table-cell office:value-type="float" office:value="130887" table:style-name="ce20">
            <text:p>130,887</text:p>
          </table:table-cell>
          <table:table-cell office:value-type="float" office:value="10.546556735367243" table:style-name="ce21">
            <text:p>10.55</text:p>
          </table:table-cell>
          <table:table-cell office:value-type="float" office:value="293344" table:style-name="ce20">
            <text:p>293,344</text:p>
          </table:table-cell>
          <table:table-cell office:value-type="float" office:value="151817" table:style-name="ce20">
            <text:p>151,817</text:p>
          </table:table-cell>
          <table:table-cell office:value-type="float" office:value="141527" table:style-name="ce20">
            <text:p>141,527</text:p>
          </table:table-cell>
          <table:table-cell office:value-type="float" office:value="11.413763720336641" table:style-name="ce21">
            <text:p>11.41</text:p>
          </table:table-cell>
          <table:table-cell office:value-type="float" office:value="127744" table:style-name="ce20">
            <text:p>127,744</text:p>
          </table:table-cell>
          <table:table-cell office:value-type="float" office:value="66635" table:style-name="ce20">
            <text:p>66,635</text:p>
          </table:table-cell>
          <table:table-cell office:value-type="float" office:value="61109" table:style-name="ce20">
            <text:p>61,109</text:p>
          </table:table-cell>
          <table:table-cell office:value-type="float" office:value="4.9704095965510939" table:style-name="ce21">
            <text:p>4.97</text:p>
          </table:table-cell>
          <table:table-cell office:value-type="float" office:value="2127344" table:style-name="ce20">
            <text:p>2,127,344</text:p>
          </table:table-cell>
          <table:table-cell office:value-type="float" office:value="993429" table:style-name="ce20">
            <text:p>993,429</text:p>
          </table:table-cell>
          <table:table-cell office:value-type="float" office:value="1133915" table:style-name="ce20">
            <text:p>1,133,915</text:p>
          </table:table-cell>
          <table:table-cell office:value-type="float" office:value="82.773132458396404" table:style-name="ce21">
            <text:p>82.77</text:p>
          </table:table-cell>
          <table:table-cell office:value-type="float" office:value="499617" table:style-name="ce20">
            <text:p>499,617</text:p>
          </table:table-cell>
          <table:table-cell office:value-type="float" office:value="221673" table:style-name="ce20">
            <text:p>221,673</text:p>
          </table:table-cell>
          <table:table-cell office:value-type="float" office:value="277944" table:style-name="ce20">
            <text:p>277,944</text:p>
          </table:table-cell>
          <table:table-cell office:value-type="float" office:value="19.439669427918865" table:style-name="ce21">
            <text:p>19.44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71969" table:style-name="ce20">
            <text:p>2,271,969</text:p>
          </table:table-cell>
          <table:table-cell office:value-type="float" office:value="1125364" table:style-name="ce20">
            <text:p>1,125,364</text:p>
          </table:table-cell>
          <table:table-cell office:value-type="float" office:value="1146605" table:style-name="ce20">
            <text:p>1,146,605</text:p>
          </table:table-cell>
          <table:table-cell office:value-type="float" office:value="107620" table:style-name="ce20">
            <text:p>107,620</text:p>
          </table:table-cell>
          <table:table-cell office:value-type="float" office:value="55824" table:style-name="ce20">
            <text:p>55,824</text:p>
          </table:table-cell>
          <table:table-cell office:value-type="float" office:value="51796" table:style-name="ce20">
            <text:p>51,796</text:p>
          </table:table-cell>
          <table:table-cell office:value-type="float" office:value="4.736860406105893" table:style-name="ce21">
            <text:p>4.74</text:p>
          </table:table-cell>
          <table:table-cell office:value-type="float" office:value="155396" table:style-name="ce20">
            <text:p>155,396</text:p>
          </table:table-cell>
          <table:table-cell office:value-type="float" office:value="80597" table:style-name="ce20">
            <text:p>80,597</text:p>
          </table:table-cell>
          <table:table-cell office:value-type="float" office:value="74799" table:style-name="ce20">
            <text:p>74,799</text:p>
          </table:table-cell>
          <table:table-cell office:value-type="float" office:value="6.8397059995096763" table:style-name="ce22">
            <text:p>6.84</text:p>
          </table:table-cell>
          <table:table-cell office:value-type="float" office:value="264663" table:style-name="ce20">
            <text:p>264,663</text:p>
          </table:table-cell>
          <table:table-cell office:value-type="float" office:value="137425" table:style-name="ce20">
            <text:p>137,425</text:p>
          </table:table-cell>
          <table:table-cell office:value-type="float" office:value="127238" table:style-name="ce20">
            <text:p>127,238</text:p>
          </table:table-cell>
          <table:table-cell office:value-type="float" office:value="11.649058591908604" table:style-name="ce21">
            <text:p>11.65</text:p>
          </table:table-cell>
          <table:table-cell office:value-type="float" office:value="285588" table:style-name="ce20">
            <text:p>285,588</text:p>
          </table:table-cell>
          <table:table-cell office:value-type="float" office:value="148264" table:style-name="ce20">
            <text:p>148,264</text:p>
          </table:table-cell>
          <table:table-cell office:value-type="float" office:value="137324" table:style-name="ce20">
            <text:p>137,324</text:p>
          </table:table-cell>
          <table:table-cell office:value-type="float" office:value="12.570065876779129" table:style-name="ce21">
            <text:p>12.57</text:p>
          </table:table-cell>
          <table:table-cell office:value-type="float" office:value="132842" table:style-name="ce20">
            <text:p>132,842</text:p>
          </table:table-cell>
          <table:table-cell office:value-type="float" office:value="69693" table:style-name="ce20">
            <text:p>69,693</text:p>
          </table:table-cell>
          <table:table-cell office:value-type="float" office:value="63149" table:style-name="ce20">
            <text:p>63,149</text:p>
          </table:table-cell>
          <table:table-cell office:value-type="float" office:value="5.8469987926771889" table:style-name="ce21">
            <text:p>5.85</text:p>
          </table:table-cell>
          <table:table-cell office:value-type="float" office:value="1823569" table:style-name="ce20">
            <text:p>1,823,569</text:p>
          </table:table-cell>
          <table:table-cell office:value-type="float" office:value="891707" table:style-name="ce20">
            <text:p>891,707</text:p>
          </table:table-cell>
          <table:table-cell office:value-type="float" office:value="931862" table:style-name="ce20">
            <text:p>931,862</text:p>
          </table:table-cell>
          <table:table-cell office:value-type="float" office:value="80.263815219309777" table:style-name="ce21">
            <text:p>80.26</text:p>
          </table:table-cell>
          <table:table-cell office:value-type="float" office:value="300581" table:style-name="ce20">
            <text:p>300,581</text:p>
          </table:table-cell>
          <table:table-cell office:value-type="float" office:value="137264" table:style-name="ce20">
            <text:p>137,264</text:p>
          </table:table-cell>
          <table:table-cell office:value-type="float" office:value="163317" table:style-name="ce20">
            <text:p>163,317</text:p>
          </table:table-cell>
          <table:table-cell office:value-type="float" office:value="13.229978049876562" table:style-name="ce21">
            <text:p>13.23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19930" table:style-name="ce20">
            <text:p>2,819,930</text:p>
          </table:table-cell>
          <table:table-cell office:value-type="float" office:value="1384421" table:style-name="ce20">
            <text:p>1,384,421</text:p>
          </table:table-cell>
          <table:table-cell office:value-type="float" office:value="1435509" table:style-name="ce20">
            <text:p>1,435,509</text:p>
          </table:table-cell>
          <table:table-cell office:value-type="float" office:value="119423" table:style-name="ce20">
            <text:p>119,423</text:p>
          </table:table-cell>
          <table:table-cell office:value-type="float" office:value="61910" table:style-name="ce20">
            <text:p>61,910</text:p>
          </table:table-cell>
          <table:table-cell office:value-type="float" office:value="57513" table:style-name="ce20">
            <text:p>57,513</text:p>
          </table:table-cell>
          <table:table-cell office:value-type="float" office:value="4.2349632792303353" table:style-name="ce21">
            <text:p>4.23</text:p>
          </table:table-cell>
          <table:table-cell office:value-type="float" office:value="178609" table:style-name="ce20">
            <text:p>178,609</text:p>
          </table:table-cell>
          <table:table-cell office:value-type="float" office:value="92663" table:style-name="ce20">
            <text:p>92,663</text:p>
          </table:table-cell>
          <table:table-cell office:value-type="float" office:value="85946" table:style-name="ce20">
            <text:p>85,946</text:p>
          </table:table-cell>
          <table:table-cell office:value-type="float" office:value="6.3338097044962112" table:style-name="ce22">
            <text:p>6.33</text:p>
          </table:table-cell>
          <table:table-cell office:value-type="float" office:value="312202" table:style-name="ce20">
            <text:p>312,202</text:p>
          </table:table-cell>
          <table:table-cell office:value-type="float" office:value="161996" table:style-name="ce20">
            <text:p>161,996</text:p>
          </table:table-cell>
          <table:table-cell office:value-type="float" office:value="150206" table:style-name="ce20">
            <text:p>150,206</text:p>
          </table:table-cell>
          <table:table-cell office:value-type="float" office:value="11.07126772650385" table:style-name="ce21">
            <text:p>11.07</text:p>
          </table:table-cell>
          <table:table-cell office:value-type="float" office:value="337784" table:style-name="ce20">
            <text:p>337,784</text:p>
          </table:table-cell>
          <table:table-cell office:value-type="float" office:value="175420" table:style-name="ce20">
            <text:p>175,420</text:p>
          </table:table-cell>
          <table:table-cell office:value-type="float" office:value="162364" table:style-name="ce20">
            <text:p>162,364</text:p>
          </table:table-cell>
          <table:table-cell office:value-type="float" office:value="11.978453365863691" table:style-name="ce21">
            <text:p>11.98</text:p>
          </table:table-cell>
          <table:table-cell office:value-type="float" office:value="162003" table:style-name="ce20">
            <text:p>162,003</text:p>
          </table:table-cell>
          <table:table-cell office:value-type="float" office:value="84116" table:style-name="ce20">
            <text:p>84,116</text:p>
          </table:table-cell>
          <table:table-cell office:value-type="float" office:value="77887" table:style-name="ce20">
            <text:p>77,887</text:p>
          </table:table-cell>
          <table:table-cell office:value-type="float" office:value="5.7449298386839391" table:style-name="ce21">
            <text:p>5.74</text:p>
          </table:table-cell>
          <table:table-cell office:value-type="float" office:value="2284028" table:style-name="ce20">
            <text:p>2,284,028</text:p>
          </table:table-cell>
          <table:table-cell office:value-type="float" office:value="1106288" table:style-name="ce20">
            <text:p>1,106,288</text:p>
          </table:table-cell>
          <table:table-cell office:value-type="float" office:value="1177740" table:style-name="ce20">
            <text:p>1,177,740</text:p>
          </table:table-cell>
          <table:table-cell office:value-type="float" office:value="80.995911246023837" table:style-name="ce21">
            <text:p>81.00</text:p>
          </table:table-cell>
          <table:table-cell office:value-type="float" office:value="394436" table:style-name="ce20">
            <text:p>394,436</text:p>
          </table:table-cell>
          <table:table-cell office:value-type="float" office:value="179509" table:style-name="ce20">
            <text:p>179,509</text:p>
          </table:table-cell>
          <table:table-cell office:value-type="float" office:value="214927" table:style-name="ce20">
            <text:p>214,927</text:p>
          </table:table-cell>
          <table:table-cell office:value-type="float" office:value="13.987439404524228" table:style-name="ce21">
            <text:p>13.99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69610" table:style-name="ce20">
            <text:p>1,869,610</text:p>
          </table:table-cell>
          <table:table-cell office:value-type="float" office:value="931030" table:style-name="ce20">
            <text:p>931,030</text:p>
          </table:table-cell>
          <table:table-cell office:value-type="float" office:value="938580" table:style-name="ce20">
            <text:p>938,580</text:p>
          </table:table-cell>
          <table:table-cell office:value-type="float" office:value="64554" table:style-name="ce20">
            <text:p>64,554</text:p>
          </table:table-cell>
          <table:table-cell office:value-type="float" office:value="33441" table:style-name="ce20">
            <text:p>33,441</text:p>
          </table:table-cell>
          <table:table-cell office:value-type="float" office:value="31113" table:style-name="ce20">
            <text:p>31,113</text:p>
          </table:table-cell>
          <table:table-cell office:value-type="float" office:value="3.4528056653526673" table:style-name="ce21">
            <text:p>3.45</text:p>
          </table:table-cell>
          <table:table-cell office:value-type="float" office:value="97859" table:style-name="ce20">
            <text:p>97,859</text:p>
          </table:table-cell>
          <table:table-cell office:value-type="float" office:value="50789" table:style-name="ce20">
            <text:p>50,789</text:p>
          </table:table-cell>
          <table:table-cell office:value-type="float" office:value="47070" table:style-name="ce20">
            <text:p>47,070</text:p>
          </table:table-cell>
          <table:table-cell office:value-type="float" office:value="5.2341932274645515" table:style-name="ce22">
            <text:p>5.23</text:p>
          </table:table-cell>
          <table:table-cell office:value-type="float" office:value="174776" table:style-name="ce20">
            <text:p>174,776</text:p>
          </table:table-cell>
          <table:table-cell office:value-type="float" office:value="90658" table:style-name="ce20">
            <text:p>90,658</text:p>
          </table:table-cell>
          <table:table-cell office:value-type="float" office:value="84118" table:style-name="ce20">
            <text:p>84,118</text:p>
          </table:table-cell>
          <table:table-cell office:value-type="float" office:value="9.3482597974978745" table:style-name="ce21">
            <text:p>9.35</text:p>
          </table:table-cell>
          <table:table-cell office:value-type="float" office:value="190197" table:style-name="ce20">
            <text:p>190,197</text:p>
          </table:table-cell>
          <table:table-cell office:value-type="float" office:value="98504" table:style-name="ce20">
            <text:p>98,504</text:p>
          </table:table-cell>
          <table:table-cell office:value-type="float" office:value="91693" table:style-name="ce20">
            <text:p>91,693</text:p>
          </table:table-cell>
          <table:table-cell office:value-type="float" office:value="10.173084226122025" table:style-name="ce21">
            <text:p>10.17</text:p>
          </table:table-cell>
          <table:table-cell office:value-type="float" office:value="95057" table:style-name="ce20">
            <text:p>95,057</text:p>
          </table:table-cell>
          <table:table-cell office:value-type="float" office:value="49474" table:style-name="ce20">
            <text:p>49,474</text:p>
          </table:table-cell>
          <table:table-cell office:value-type="float" office:value="45583" table:style-name="ce20">
            <text:p>45,583</text:p>
          </table:table-cell>
          <table:table-cell office:value-type="float" office:value="5.0843223987890518" table:style-name="ce21">
            <text:p>5.08</text:p>
          </table:table-cell>
          <table:table-cell office:value-type="float" office:value="1563709" table:style-name="ce20">
            <text:p>1,563,709</text:p>
          </table:table-cell>
          <table:table-cell office:value-type="float" office:value="772169" table:style-name="ce20">
            <text:p>772,169</text:p>
          </table:table-cell>
          <table:table-cell office:value-type="float" office:value="791540" table:style-name="ce20">
            <text:p>791,540</text:p>
          </table:table-cell>
          <table:table-cell office:value-type="float" office:value="83.638245409470429" table:style-name="ce21">
            <text:p>83.64</text:p>
          </table:table-cell>
          <table:table-cell office:value-type="float" office:value="315468" table:style-name="ce20">
            <text:p>315,468</text:p>
          </table:table-cell>
          <table:table-cell office:value-type="float" office:value="144885" table:style-name="ce20">
            <text:p>144,885</text:p>
          </table:table-cell>
          <table:table-cell office:value-type="float" office:value="170583" table:style-name="ce20">
            <text:p>170,583</text:p>
          </table:table-cell>
          <table:table-cell office:value-type="float" office:value="16.873465589080077" table:style-name="ce21">
            <text:p>16.87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57205" table:style-name="ce20">
            <text:p>2,757,205</text:p>
          </table:table-cell>
          <table:table-cell office:value-type="float" office:value="1359198" table:style-name="ce20">
            <text:p>1,359,198</text:p>
          </table:table-cell>
          <table:table-cell office:value-type="float" office:value="1398007" table:style-name="ce20">
            <text:p>1,398,007</text:p>
          </table:table-cell>
          <table:table-cell office:value-type="float" office:value="98786" table:style-name="ce20">
            <text:p>98,786</text:p>
          </table:table-cell>
          <table:table-cell office:value-type="float" office:value="51113" table:style-name="ce20">
            <text:p>51,113</text:p>
          </table:table-cell>
          <table:table-cell office:value-type="float" office:value="47673" table:style-name="ce20">
            <text:p>47,673</text:p>
          </table:table-cell>
          <table:table-cell office:value-type="float" office:value="3.5828311641680615" table:style-name="ce21">
            <text:p>3.58</text:p>
          </table:table-cell>
          <table:table-cell office:value-type="float" office:value="145100" table:style-name="ce20">
            <text:p>145,100</text:p>
          </table:table-cell>
          <table:table-cell office:value-type="float" office:value="75262" table:style-name="ce20">
            <text:p>75,262</text:p>
          </table:table-cell>
          <table:table-cell office:value-type="float" office:value="69838" table:style-name="ce20">
            <text:p>69,838</text:p>
          </table:table-cell>
          <table:table-cell office:value-type="float" office:value="5.2625756880609167" table:style-name="ce22">
            <text:p>5.26</text:p>
          </table:table-cell>
          <table:table-cell office:value-type="float" office:value="253641" table:style-name="ce20">
            <text:p>253,641</text:p>
          </table:table-cell>
          <table:table-cell office:value-type="float" office:value="131385" table:style-name="ce20">
            <text:p>131,385</text:p>
          </table:table-cell>
          <table:table-cell office:value-type="float" office:value="122256" table:style-name="ce20">
            <text:p>122,256</text:p>
          </table:table-cell>
          <table:table-cell office:value-type="float" office:value="9.1992071681285932" table:style-name="ce21">
            <text:p>9.20</text:p>
          </table:table-cell>
          <table:table-cell office:value-type="float" office:value="275159" table:style-name="ce20">
            <text:p>275,159</text:p>
          </table:table-cell>
          <table:table-cell office:value-type="float" office:value="142431" table:style-name="ce20">
            <text:p>142,431</text:p>
          </table:table-cell>
          <table:table-cell office:value-type="float" office:value="132728" table:style-name="ce20">
            <text:p>132,728</text:p>
          </table:table-cell>
          <table:table-cell office:value-type="float" office:value="9.9796351740258711" table:style-name="ce21">
            <text:p>9.98</text:p>
          </table:table-cell>
          <table:table-cell office:value-type="float" office:value="139036" table:style-name="ce20">
            <text:p>139,036</text:p>
          </table:table-cell>
          <table:table-cell office:value-type="float" office:value="72455" table:style-name="ce20">
            <text:p>72,455</text:p>
          </table:table-cell>
          <table:table-cell office:value-type="float" office:value="66581" table:style-name="ce20">
            <text:p>66,581</text:p>
          </table:table-cell>
          <table:table-cell office:value-type="float" office:value="5.0426428212628371" table:style-name="ce21">
            <text:p>5.04</text:p>
          </table:table-cell>
          <table:table-cell office:value-type="float" office:value="2310214" table:style-name="ce20">
            <text:p>2,310,214</text:p>
          </table:table-cell>
          <table:table-cell office:value-type="float" office:value="1127131" table:style-name="ce20">
            <text:p>1,127,131</text:p>
          </table:table-cell>
          <table:table-cell office:value-type="float" office:value="1183083" table:style-name="ce20">
            <text:p>1,183,083</text:p>
          </table:table-cell>
          <table:table-cell office:value-type="float" office:value="83.788256585926689" table:style-name="ce21">
            <text:p>83.79</text:p>
          </table:table-cell>
          <table:table-cell office:value-type="float" office:value="471044" table:style-name="ce20">
            <text:p>471,044</text:p>
          </table:table-cell>
          <table:table-cell office:value-type="float" office:value="213099" table:style-name="ce20">
            <text:p>213,099</text:p>
          </table:table-cell>
          <table:table-cell office:value-type="float" office:value="257945" table:style-name="ce20">
            <text:p>257,945</text:p>
          </table:table-cell>
          <table:table-cell office:value-type="float" office:value="17.084112352908107" table:style-name="ce21">
            <text:p>17.08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7021672" table:style-name="ce20">
            <text:p>7,021,672</text:p>
          </table:table-cell>
          <table:table-cell office:value-type="float" office:value="3569147" table:style-name="ce20">
            <text:p>3,569,147</text:p>
          </table:table-cell>
          <table:table-cell office:value-type="float" office:value="3452525" table:style-name="ce20">
            <text:p>3,452,525</text:p>
          </table:table-cell>
          <table:table-cell office:value-type="float" office:value="251828" table:style-name="ce20">
            <text:p>251,828</text:p>
          </table:table-cell>
          <table:table-cell office:value-type="float" office:value="130671" table:style-name="ce20">
            <text:p>130,671</text:p>
          </table:table-cell>
          <table:table-cell office:value-type="float" office:value="121157" table:style-name="ce20">
            <text:p>121,157</text:p>
          </table:table-cell>
          <table:table-cell office:value-type="float" office:value="3.586439241251941" table:style-name="ce21">
            <text:p>3.59</text:p>
          </table:table-cell>
          <table:table-cell office:value-type="float" office:value="371791" table:style-name="ce20">
            <text:p>371,791</text:p>
          </table:table-cell>
          <table:table-cell office:value-type="float" office:value="192748" table:style-name="ce20">
            <text:p>192,748</text:p>
          </table:table-cell>
          <table:table-cell office:value-type="float" office:value="179043" table:style-name="ce20">
            <text:p>179,043</text:p>
          </table:table-cell>
          <table:table-cell office:value-type="float" office:value="5.2949069680269885" table:style-name="ce22">
            <text:p>5.29</text:p>
          </table:table-cell>
          <table:table-cell office:value-type="float" office:value="660871" table:style-name="ce20">
            <text:p>660,871</text:p>
          </table:table-cell>
          <table:table-cell office:value-type="float" office:value="343099" table:style-name="ce20">
            <text:p>343,099</text:p>
          </table:table-cell>
          <table:table-cell office:value-type="float" office:value="317772" table:style-name="ce20">
            <text:p>317,772</text:p>
          </table:table-cell>
          <table:table-cell office:value-type="float" office:value="9.4118751203417084" table:style-name="ce21">
            <text:p>9.41</text:p>
          </table:table-cell>
          <table:table-cell office:value-type="float" office:value="718834" table:style-name="ce20">
            <text:p>718,834</text:p>
          </table:table-cell>
          <table:table-cell office:value-type="float" office:value="373472" table:style-name="ce20">
            <text:p>373,472</text:p>
          </table:table-cell>
          <table:table-cell office:value-type="float" office:value="345362" table:style-name="ce20">
            <text:p>345,362</text:p>
          </table:table-cell>
          <table:table-cell office:value-type="float" office:value="10.237362269271479" table:style-name="ce21">
            <text:p>10.24</text:p>
          </table:table-cell>
          <table:table-cell office:value-type="float" office:value="379422" table:style-name="ce20">
            <text:p>379,422</text:p>
          </table:table-cell>
          <table:table-cell office:value-type="float" office:value="199129" table:style-name="ce20">
            <text:p>199,129</text:p>
          </table:table-cell>
          <table:table-cell office:value-type="float" office:value="180293" table:style-name="ce20">
            <text:p>180,293</text:p>
          </table:table-cell>
          <table:table-cell office:value-type="float" office:value="5.4035847872130738" table:style-name="ce21">
            <text:p>5.40</text:p>
          </table:table-cell>
          <table:table-cell office:value-type="float" office:value="5826832" table:style-name="ce20">
            <text:p>5,826,832</text:p>
          </table:table-cell>
          <table:table-cell office:value-type="float" office:value="2946085" table:style-name="ce20">
            <text:p>2,946,085</text:p>
          </table:table-cell>
          <table:table-cell office:value-type="float" office:value="2880747" table:style-name="ce20">
            <text:p>2,880,747</text:p>
          </table:table-cell>
          <table:table-cell office:value-type="float" office:value="82.98354010269918" table:style-name="ce21">
            <text:p>82.98</text:p>
          </table:table-cell>
          <table:table-cell office:value-type="float" office:value="1223090" table:style-name="ce20">
            <text:p>1,223,090</text:p>
          </table:table-cell>
          <table:table-cell office:value-type="float" office:value="565692" table:style-name="ce20">
            <text:p>565,692</text:p>
          </table:table-cell>
          <table:table-cell office:value-type="float" office:value="657398" table:style-name="ce20">
            <text:p>657,398</text:p>
          </table:table-cell>
          <table:table-cell office:value-type="float" office:value="17.418785725109348" table:style-name="ce21">
            <text:p>17.42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2151" table:style-name="ce24">
            <text:p>452,151</text:p>
          </table:table-cell>
          <table:table-cell office:value-type="float" office:value="227771" table:style-name="ce24">
            <text:p>227,771</text:p>
          </table:table-cell>
          <table:table-cell office:value-type="float" office:value="224380" table:style-name="ce24">
            <text:p>224,380</text:p>
          </table:table-cell>
          <table:table-cell office:value-type="float" office:value="15818" table:style-name="ce24">
            <text:p>15,818</text:p>
          </table:table-cell>
          <table:table-cell office:value-type="float" office:value="8125" table:style-name="ce24">
            <text:p>8,125</text:p>
          </table:table-cell>
          <table:table-cell office:value-type="float" office:value="7693" table:style-name="ce24">
            <text:p>7,693</text:p>
          </table:table-cell>
          <table:table-cell office:value-type="float" office:value="3.498388812586946" table:style-name="ce25">
            <text:p>3.50</text:p>
          </table:table-cell>
          <table:table-cell office:value-type="float" office:value="23281" table:style-name="ce24">
            <text:p>23,281</text:p>
          </table:table-cell>
          <table:table-cell office:value-type="float" office:value="11988" table:style-name="ce24">
            <text:p>11,988</text:p>
          </table:table-cell>
          <table:table-cell office:value-type="float" office:value="11293" table:style-name="ce24">
            <text:p>11,293</text:p>
          </table:table-cell>
          <table:table-cell office:value-type="float" office:value="5.1489436051230673" table:style-name="ce26">
            <text:p>5.15</text:p>
          </table:table-cell>
          <table:table-cell office:value-type="float" office:value="41456" table:style-name="ce24">
            <text:p>41,456</text:p>
          </table:table-cell>
          <table:table-cell office:value-type="float" office:value="21446" table:style-name="ce24">
            <text:p>21,446</text:p>
          </table:table-cell>
          <table:table-cell office:value-type="float" office:value="20010" table:style-name="ce24">
            <text:p>20,010</text:p>
          </table:table-cell>
          <table:table-cell office:value-type="float" office:value="9.1686184482617534" table:style-name="ce25">
            <text:p>9.17</text:p>
          </table:table-cell>
          <table:table-cell office:value-type="float" office:value="45162" table:style-name="ce24">
            <text:p>45,162</text:p>
          </table:table-cell>
          <table:table-cell office:value-type="float" office:value="23389" table:style-name="ce24">
            <text:p>23,389</text:p>
          </table:table-cell>
          <table:table-cell office:value-type="float" office:value="21773" table:style-name="ce24">
            <text:p>21,773</text:p>
          </table:table-cell>
          <table:table-cell office:value-type="float" office:value="9.9882561356714898" table:style-name="ce25">
            <text:p>9.99</text:p>
          </table:table-cell>
          <table:table-cell office:value-type="float" office:value="23650" table:style-name="ce24">
            <text:p>23,650</text:p>
          </table:table-cell>
          <table:table-cell office:value-type="float" office:value="12307" table:style-name="ce24">
            <text:p>12,307</text:p>
          </table:table-cell>
          <table:table-cell office:value-type="float" office:value="11343" table:style-name="ce24">
            <text:p>11,343</text:p>
          </table:table-cell>
          <table:table-cell office:value-type="float" office:value="5.2305535097788125" table:style-name="ce25">
            <text:p>5.23</text:p>
          </table:table-cell>
          <table:table-cell office:value-type="float" office:value="377565" table:style-name="ce24">
            <text:p>377,565</text:p>
          </table:table-cell>
          <table:table-cell office:value-type="float" office:value="189109" table:style-name="ce24">
            <text:p>189,109</text:p>
          </table:table-cell>
          <table:table-cell office:value-type="float" office:value="188456" table:style-name="ce24">
            <text:p>188,456</text:p>
          </table:table-cell>
          <table:table-cell office:value-type="float" office:value="83.50418333698255" table:style-name="ce25">
            <text:p>83.50</text:p>
          </table:table-cell>
          <table:table-cell office:value-type="float" office:value="79549" table:style-name="ce24">
            <text:p>79,549</text:p>
          </table:table-cell>
          <table:table-cell office:value-type="float" office:value="36777" table:style-name="ce24">
            <text:p>36,777</text:p>
          </table:table-cell>
          <table:table-cell office:value-type="float" office:value="42772" table:style-name="ce24">
            <text:p>42,772</text:p>
          </table:table-cell>
          <table:table-cell office:value-type="float" office:value="17.593458822384559" table:style-name="ce25">
            <text:p>17.5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3243" table:style-name="ce24">
            <text:p>573,243</text:p>
          </table:table-cell>
          <table:table-cell office:value-type="float" office:value="292538" table:style-name="ce24">
            <text:p>292,538</text:p>
          </table:table-cell>
          <table:table-cell office:value-type="float" office:value="280705" table:style-name="ce24">
            <text:p>280,705</text:p>
          </table:table-cell>
          <table:table-cell office:value-type="float" office:value="27477" table:style-name="ce24">
            <text:p>27,477</text:p>
          </table:table-cell>
          <table:table-cell office:value-type="float" office:value="14280" table:style-name="ce24">
            <text:p>14,280</text:p>
          </table:table-cell>
          <table:table-cell office:value-type="float" office:value="13197" table:style-name="ce24">
            <text:p>13,197</text:p>
          </table:table-cell>
          <table:table-cell office:value-type="float" office:value="4.7932552163742077" table:style-name="ce25">
            <text:p>4.79</text:p>
          </table:table-cell>
          <table:table-cell office:value-type="float" office:value="41307" table:style-name="ce24">
            <text:p>41,307</text:p>
          </table:table-cell>
          <table:table-cell office:value-type="float" office:value="21479" table:style-name="ce24">
            <text:p>21,479</text:p>
          </table:table-cell>
          <table:table-cell office:value-type="float" office:value="19828" table:style-name="ce24">
            <text:p>19,828</text:p>
          </table:table-cell>
          <table:table-cell office:value-type="float" office:value="7.2058446418011206" table:style-name="ce26">
            <text:p>7.21</text:p>
          </table:table-cell>
          <table:table-cell office:value-type="float" office:value="73600" table:style-name="ce24">
            <text:p>73,600</text:p>
          </table:table-cell>
          <table:table-cell office:value-type="float" office:value="38147" table:style-name="ce24">
            <text:p>38,147</text:p>
          </table:table-cell>
          <table:table-cell office:value-type="float" office:value="35453" table:style-name="ce24">
            <text:p>35,453</text:p>
          </table:table-cell>
          <table:table-cell office:value-type="float" office:value="12.839232227868461" table:style-name="ce25">
            <text:p>12.84</text:p>
          </table:table-cell>
          <table:table-cell office:value-type="float" office:value="79643" table:style-name="ce24">
            <text:p>79,643</text:p>
          </table:table-cell>
          <table:table-cell office:value-type="float" office:value="41276" table:style-name="ce24">
            <text:p>41,276</text:p>
          </table:table-cell>
          <table:table-cell office:value-type="float" office:value="38367" table:style-name="ce24">
            <text:p>38,367</text:p>
          </table:table-cell>
          <table:table-cell office:value-type="float" office:value="13.893409950056085" table:style-name="ce25">
            <text:p>13.89</text:p>
          </table:table-cell>
          <table:table-cell office:value-type="float" office:value="36735" table:style-name="ce24">
            <text:p>36,735</text:p>
          </table:table-cell>
          <table:table-cell office:value-type="float" office:value="19197" table:style-name="ce24">
            <text:p>19,197</text:p>
          </table:table-cell>
          <table:table-cell office:value-type="float" office:value="17538" table:style-name="ce24">
            <text:p>17,538</text:p>
          </table:table-cell>
          <table:table-cell office:value-type="float" office:value="6.4082771180808145" table:style-name="ce25">
            <text:p>6.41</text:p>
          </table:table-cell>
          <table:table-cell office:value-type="float" office:value="449754" table:style-name="ce24">
            <text:p>449,754</text:p>
          </table:table-cell>
          <table:table-cell office:value-type="float" office:value="228218" table:style-name="ce24">
            <text:p>228,218</text:p>
          </table:table-cell>
          <table:table-cell office:value-type="float" office:value="221536" table:style-name="ce24">
            <text:p>221,536</text:p>
          </table:table-cell>
          <table:table-cell office:value-type="float" office:value="78.457826785499336" table:style-name="ce25">
            <text:p>78.46</text:p>
          </table:table-cell>
          <table:table-cell office:value-type="float" office:value="75371" table:style-name="ce24">
            <text:p>75,371</text:p>
          </table:table-cell>
          <table:table-cell office:value-type="float" office:value="35941" table:style-name="ce24">
            <text:p>35,941</text:p>
          </table:table-cell>
          <table:table-cell office:value-type="float" office:value="39430" table:style-name="ce24">
            <text:p>39,430</text:p>
          </table:table-cell>
          <table:table-cell office:value-type="float" office:value="13.148176253351545" table:style-name="ce25">
            <text:p>13.1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40587" table:style-name="ce24">
            <text:p>540,587</text:p>
          </table:table-cell>
          <table:table-cell office:value-type="float" office:value="278629" table:style-name="ce24">
            <text:p>278,629</text:p>
          </table:table-cell>
          <table:table-cell office:value-type="float" office:value="261958" table:style-name="ce24">
            <text:p>261,958</text:p>
          </table:table-cell>
          <table:table-cell office:value-type="float" office:value="17197" table:style-name="ce24">
            <text:p>17,197</text:p>
          </table:table-cell>
          <table:table-cell office:value-type="float" office:value="8893" table:style-name="ce24">
            <text:p>8,893</text:p>
          </table:table-cell>
          <table:table-cell office:value-type="float" office:value="8304" table:style-name="ce24">
            <text:p>8,304</text:p>
          </table:table-cell>
          <table:table-cell office:value-type="float" office:value="3.1811715783028451" table:style-name="ce25">
            <text:p>3.18</text:p>
          </table:table-cell>
          <table:table-cell office:value-type="float" office:value="27101" table:style-name="ce24">
            <text:p>27,101</text:p>
          </table:table-cell>
          <table:table-cell office:value-type="float" office:value="13968" table:style-name="ce24">
            <text:p>13,968</text:p>
          </table:table-cell>
          <table:table-cell office:value-type="float" office:value="13133" table:style-name="ce24">
            <text:p>13,133</text:p>
          </table:table-cell>
          <table:table-cell office:value-type="float" office:value="5.0132541108091759" table:style-name="ce26">
            <text:p>5.01</text:p>
          </table:table-cell>
          <table:table-cell office:value-type="float" office:value="50608" table:style-name="ce24">
            <text:p>50,608</text:p>
          </table:table-cell>
          <table:table-cell office:value-type="float" office:value="26105" table:style-name="ce24">
            <text:p>26,105</text:p>
          </table:table-cell>
          <table:table-cell office:value-type="float" office:value="24503" table:style-name="ce24">
            <text:p>24,503</text:p>
          </table:table-cell>
          <table:table-cell office:value-type="float" office:value="9.3616753640024637" table:style-name="ce25">
            <text:p>9.36</text:p>
          </table:table-cell>
          <table:table-cell office:value-type="float" office:value="55101" table:style-name="ce24">
            <text:p>55,101</text:p>
          </table:table-cell>
          <table:table-cell office:value-type="float" office:value="28451" table:style-name="ce24">
            <text:p>28,451</text:p>
          </table:table-cell>
          <table:table-cell office:value-type="float" office:value="26650" table:style-name="ce24">
            <text:p>26,650</text:p>
          </table:table-cell>
          <table:table-cell office:value-type="float" office:value="10.192808928072632" table:style-name="ce25">
            <text:p>10.19</text:p>
          </table:table-cell>
          <table:table-cell office:value-type="float" office:value="29750" table:style-name="ce24">
            <text:p>29,750</text:p>
          </table:table-cell>
          <table:table-cell office:value-type="float" office:value="15756" table:style-name="ce24">
            <text:p>15,756</text:p>
          </table:table-cell>
          <table:table-cell office:value-type="float" office:value="13994" table:style-name="ce24">
            <text:p>13,994</text:p>
          </table:table-cell>
          <table:table-cell office:value-type="float" office:value="5.5032769933424222" table:style-name="ce25">
            <text:p>5.50</text:p>
          </table:table-cell>
          <table:table-cell office:value-type="float" office:value="448059" table:style-name="ce24">
            <text:p>448,059</text:p>
          </table:table-cell>
          <table:table-cell office:value-type="float" office:value="230290" table:style-name="ce24">
            <text:p>230,290</text:p>
          </table:table-cell>
          <table:table-cell office:value-type="float" office:value="217769" table:style-name="ce24">
            <text:p>217,769</text:p>
          </table:table-cell>
          <table:table-cell office:value-type="float" office:value="82.883791138151679" table:style-name="ce25">
            <text:p>82.88</text:p>
          </table:table-cell>
          <table:table-cell office:value-type="float" office:value="94293" table:style-name="ce24">
            <text:p>94,293</text:p>
          </table:table-cell>
          <table:table-cell office:value-type="float" office:value="44763" table:style-name="ce24">
            <text:p>44,763</text:p>
          </table:table-cell>
          <table:table-cell office:value-type="float" office:value="49530" table:style-name="ce24">
            <text:p>49,530</text:p>
          </table:table-cell>
          <table:table-cell office:value-type="float" office:value="17.442705799436538" table:style-name="ce25">
            <text:p>17.4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61272" table:style-name="ce24">
            <text:p>1,261,272</text:p>
          </table:table-cell>
          <table:table-cell office:value-type="float" office:value="640937" table:style-name="ce24">
            <text:p>640,937</text:p>
          </table:table-cell>
          <table:table-cell office:value-type="float" office:value="620335" table:style-name="ce24">
            <text:p>620,335</text:p>
          </table:table-cell>
          <table:table-cell office:value-type="float" office:value="51894" table:style-name="ce24">
            <text:p>51,894</text:p>
          </table:table-cell>
          <table:table-cell office:value-type="float" office:value="26988" table:style-name="ce24">
            <text:p>26,988</text:p>
          </table:table-cell>
          <table:table-cell office:value-type="float" office:value="24906" table:style-name="ce24">
            <text:p>24,906</text:p>
          </table:table-cell>
          <table:table-cell office:value-type="float" office:value="4.1144178258139403" table:style-name="ce25">
            <text:p>4.11</text:p>
          </table:table-cell>
          <table:table-cell office:value-type="float" office:value="73519" table:style-name="ce24">
            <text:p>73,519</text:p>
          </table:table-cell>
          <table:table-cell office:value-type="float" office:value="38247" table:style-name="ce24">
            <text:p>38,247</text:p>
          </table:table-cell>
          <table:table-cell office:value-type="float" office:value="35272" table:style-name="ce24">
            <text:p>35,272</text:p>
          </table:table-cell>
          <table:table-cell office:value-type="float" office:value="5.8289567991678242" table:style-name="ce26">
            <text:p>5.83</text:p>
          </table:table-cell>
          <table:table-cell office:value-type="float" office:value="125377" table:style-name="ce24">
            <text:p>125,377</text:p>
          </table:table-cell>
          <table:table-cell office:value-type="float" office:value="65223" table:style-name="ce24">
            <text:p>65,223</text:p>
          </table:table-cell>
          <table:table-cell office:value-type="float" office:value="60154" table:style-name="ce24">
            <text:p>60,154</text:p>
          </table:table-cell>
          <table:table-cell office:value-type="float" office:value="9.9405203635694761" table:style-name="ce25">
            <text:p>9.94</text:p>
          </table:table-cell>
          <table:table-cell office:value-type="float" office:value="135961" table:style-name="ce24">
            <text:p>135,961</text:p>
          </table:table-cell>
          <table:table-cell office:value-type="float" office:value="70737" table:style-name="ce24">
            <text:p>70,737</text:p>
          </table:table-cell>
          <table:table-cell office:value-type="float" office:value="65224" table:style-name="ce24">
            <text:p>65,224</text:p>
          </table:table-cell>
          <table:table-cell office:value-type="float" office:value="10.779673218782309" table:style-name="ce25">
            <text:p>10.78</text:p>
          </table:table-cell>
          <table:table-cell office:value-type="float" office:value="69638" table:style-name="ce24">
            <text:p>69,638</text:p>
          </table:table-cell>
          <table:table-cell office:value-type="float" office:value="36725" table:style-name="ce24">
            <text:p>36,725</text:p>
          </table:table-cell>
          <table:table-cell office:value-type="float" office:value="32913" table:style-name="ce24">
            <text:p>32,913</text:p>
          </table:table-cell>
          <table:table-cell office:value-type="float" office:value="5.5212515619152729" table:style-name="ce25">
            <text:p>5.52</text:p>
          </table:table-cell>
          <table:table-cell office:value-type="float" office:value="1037612" table:style-name="ce24">
            <text:p>1,037,612</text:p>
          </table:table-cell>
          <table:table-cell office:value-type="float" office:value="523968" table:style-name="ce24">
            <text:p>523,968</text:p>
          </table:table-cell>
          <table:table-cell office:value-type="float" office:value="513644" table:style-name="ce24">
            <text:p>513,644</text:p>
          </table:table-cell>
          <table:table-cell office:value-type="float" office:value="82.267108125765105" table:style-name="ce25">
            <text:p>82.27</text:p>
          </table:table-cell>
          <table:table-cell office:value-type="float" office:value="214497" table:style-name="ce24">
            <text:p>214,497</text:p>
          </table:table-cell>
          <table:table-cell office:value-type="float" office:value="99052" table:style-name="ce24">
            <text:p>99,052</text:p>
          </table:table-cell>
          <table:table-cell office:value-type="float" office:value="115445" table:style-name="ce24">
            <text:p>115,445</text:p>
          </table:table-cell>
          <table:table-cell office:value-type="float" office:value="17.006403059768235" table:style-name="ce25">
            <text:p>17.01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8337" table:style-name="ce24">
            <text:p>488,337</text:p>
          </table:table-cell>
          <table:table-cell office:value-type="float" office:value="249519" table:style-name="ce24">
            <text:p>249,519</text:p>
          </table:table-cell>
          <table:table-cell office:value-type="float" office:value="238818" table:style-name="ce24">
            <text:p>238,818</text:p>
          </table:table-cell>
          <table:table-cell office:value-type="float" office:value="15244" table:style-name="ce24">
            <text:p>15,244</text:p>
          </table:table-cell>
          <table:table-cell office:value-type="float" office:value="7963" table:style-name="ce24">
            <text:p>7,963</text:p>
          </table:table-cell>
          <table:table-cell office:value-type="float" office:value="7281" table:style-name="ce24">
            <text:p>7,281</text:p>
          </table:table-cell>
          <table:table-cell office:value-type="float" office:value="3.1216147865101354" table:style-name="ce25">
            <text:p>3.12</text:p>
          </table:table-cell>
          <table:table-cell office:value-type="float" office:value="22445" table:style-name="ce24">
            <text:p>22,445</text:p>
          </table:table-cell>
          <table:table-cell office:value-type="float" office:value="11693" table:style-name="ce24">
            <text:p>11,693</text:p>
          </table:table-cell>
          <table:table-cell office:value-type="float" office:value="10752" table:style-name="ce24">
            <text:p>10,752</text:p>
          </table:table-cell>
          <table:table-cell office:value-type="float" office:value="4.5962112229874039" table:style-name="ce26">
            <text:p>4.60</text:p>
          </table:table-cell>
          <table:table-cell office:value-type="float" office:value="40291" table:style-name="ce24">
            <text:p>40,291</text:p>
          </table:table-cell>
          <table:table-cell office:value-type="float" office:value="21001" table:style-name="ce24">
            <text:p>21,001</text:p>
          </table:table-cell>
          <table:table-cell office:value-type="float" office:value="19290" table:style-name="ce24">
            <text:p>19,290</text:p>
          </table:table-cell>
          <table:table-cell office:value-type="float" office:value="8.2506547732406101" table:style-name="ce25">
            <text:p>8.25</text:p>
          </table:table-cell>
          <table:table-cell office:value-type="float" office:value="43877" table:style-name="ce24">
            <text:p>43,877</text:p>
          </table:table-cell>
          <table:table-cell office:value-type="float" office:value="22874" table:style-name="ce24">
            <text:p>22,874</text:p>
          </table:table-cell>
          <table:table-cell office:value-type="float" office:value="21003" table:style-name="ce24">
            <text:p>21,003</text:p>
          </table:table-cell>
          <table:table-cell office:value-type="float" office:value="8.9849837304975857" table:style-name="ce25">
            <text:p>8.98</text:p>
          </table:table-cell>
          <table:table-cell office:value-type="float" office:value="24908" table:style-name="ce24">
            <text:p>24,908</text:p>
          </table:table-cell>
          <table:table-cell office:value-type="float" office:value="12909" table:style-name="ce24">
            <text:p>12,909</text:p>
          </table:table-cell>
          <table:table-cell office:value-type="float" office:value="11999" table:style-name="ce24">
            <text:p>11,999</text:p>
          </table:table-cell>
          <table:table-cell office:value-type="float" office:value="5.1005760366304411" table:style-name="ce25">
            <text:p>5.10</text:p>
          </table:table-cell>
          <table:table-cell office:value-type="float" office:value="412424" table:style-name="ce24">
            <text:p>412,424</text:p>
          </table:table-cell>
          <table:table-cell office:value-type="float" office:value="209984" table:style-name="ce24">
            <text:p>209,984</text:p>
          </table:table-cell>
          <table:table-cell office:value-type="float" office:value="202440" table:style-name="ce24">
            <text:p>202,440</text:p>
          </table:table-cell>
          <table:table-cell office:value-type="float" office:value="84.4547924896127" table:style-name="ce25">
            <text:p>84.45</text:p>
          </table:table-cell>
          <table:table-cell office:value-type="float" office:value="92933" table:style-name="ce24">
            <text:p>92,933</text:p>
          </table:table-cell>
          <table:table-cell office:value-type="float" office:value="43711" table:style-name="ce24">
            <text:p>43,711</text:p>
          </table:table-cell>
          <table:table-cell office:value-type="float" office:value="49222" table:style-name="ce24">
            <text:p>49,222</text:p>
          </table:table-cell>
          <table:table-cell office:value-type="float" office:value="19.030505572995697" table:style-name="ce25">
            <text:p>19.0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3766" table:style-name="ce24">
            <text:p>673,766</text:p>
          </table:table-cell>
          <table:table-cell office:value-type="float" office:value="348394" table:style-name="ce24">
            <text:p>348,394</text:p>
          </table:table-cell>
          <table:table-cell office:value-type="float" office:value="325372" table:style-name="ce24">
            <text:p>325,372</text:p>
          </table:table-cell>
          <table:table-cell office:value-type="float" office:value="21307" table:style-name="ce24">
            <text:p>21,307</text:p>
          </table:table-cell>
          <table:table-cell office:value-type="float" office:value="10999" table:style-name="ce24">
            <text:p>10,999</text:p>
          </table:table-cell>
          <table:table-cell office:value-type="float" office:value="10308" table:style-name="ce24">
            <text:p>10,308</text:p>
          </table:table-cell>
          <table:table-cell office:value-type="float" office:value="3.1623738805460646" table:style-name="ce25">
            <text:p>3.16</text:p>
          </table:table-cell>
          <table:table-cell office:value-type="float" office:value="31238" table:style-name="ce24">
            <text:p>31,238</text:p>
          </table:table-cell>
          <table:table-cell office:value-type="float" office:value="16089" table:style-name="ce24">
            <text:p>16,089</text:p>
          </table:table-cell>
          <table:table-cell office:value-type="float" office:value="15149" table:style-name="ce24">
            <text:p>15,149</text:p>
          </table:table-cell>
          <table:table-cell office:value-type="float" office:value="4.6363277458346071" table:style-name="ce26">
            <text:p>4.64</text:p>
          </table:table-cell>
          <table:table-cell office:value-type="float" office:value="56581" table:style-name="ce24">
            <text:p>56,581</text:p>
          </table:table-cell>
          <table:table-cell office:value-type="float" office:value="29267" table:style-name="ce24">
            <text:p>29,267</text:p>
          </table:table-cell>
          <table:table-cell office:value-type="float" office:value="27314" table:style-name="ce24">
            <text:p>27,314</text:p>
          </table:table-cell>
          <table:table-cell office:value-type="float" office:value="8.3977226514843437" table:style-name="ce25">
            <text:p>8.40</text:p>
          </table:table-cell>
          <table:table-cell office:value-type="float" office:value="62055" table:style-name="ce24">
            <text:p>62,055</text:p>
          </table:table-cell>
          <table:table-cell office:value-type="float" office:value="32137" table:style-name="ce24">
            <text:p>32,137</text:p>
          </table:table-cell>
          <table:table-cell office:value-type="float" office:value="29918" table:style-name="ce24">
            <text:p>29,918</text:p>
          </table:table-cell>
          <table:table-cell office:value-type="float" office:value="9.2101708901903621" table:style-name="ce25">
            <text:p>9.21</text:p>
          </table:table-cell>
          <table:table-cell office:value-type="float" office:value="36641" table:style-name="ce24">
            <text:p>36,641</text:p>
          </table:table-cell>
          <table:table-cell office:value-type="float" office:value="19224" table:style-name="ce24">
            <text:p>19,224</text:p>
          </table:table-cell>
          <table:table-cell office:value-type="float" office:value="17417" table:style-name="ce24">
            <text:p>17,417</text:p>
          </table:table-cell>
          <table:table-cell office:value-type="float" office:value="5.4382382013933617" table:style-name="ce25">
            <text:p>5.44</text:p>
          </table:table-cell>
          <table:table-cell office:value-type="float" office:value="565441" table:style-name="ce24">
            <text:p>565,441</text:p>
          </table:table-cell>
          <table:table-cell office:value-type="float" office:value="292060" table:style-name="ce24">
            <text:p>292,060</text:p>
          </table:table-cell>
          <table:table-cell office:value-type="float" office:value="273381" table:style-name="ce24">
            <text:p>273,381</text:p>
          </table:table-cell>
          <table:table-cell office:value-type="float" office:value="83.922459726373845" table:style-name="ce25">
            <text:p>83.92</text:p>
          </table:table-cell>
          <table:table-cell office:value-type="float" office:value="130645" table:style-name="ce24">
            <text:p>130,645</text:p>
          </table:table-cell>
          <table:table-cell office:value-type="float" office:value="60076" table:style-name="ce24">
            <text:p>60,076</text:p>
          </table:table-cell>
          <table:table-cell office:value-type="float" office:value="70569" table:style-name="ce24">
            <text:p>70,569</text:p>
          </table:table-cell>
          <table:table-cell office:value-type="float" office:value="19.390263088371928" table:style-name="ce25">
            <text:p>19.3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6756" table:style-name="ce24">
            <text:p>496,756</text:p>
          </table:table-cell>
          <table:table-cell office:value-type="float" office:value="257644" table:style-name="ce24">
            <text:p>257,644</text:p>
          </table:table-cell>
          <table:table-cell office:value-type="float" office:value="239112" table:style-name="ce24">
            <text:p>239,112</text:p>
          </table:table-cell>
          <table:table-cell office:value-type="float" office:value="13341" table:style-name="ce24">
            <text:p>13,341</text:p>
          </table:table-cell>
          <table:table-cell office:value-type="float" office:value="6842" table:style-name="ce24">
            <text:p>6,842</text:p>
          </table:table-cell>
          <table:table-cell office:value-type="float" office:value="6499" table:style-name="ce24">
            <text:p>6,499</text:p>
          </table:table-cell>
          <table:table-cell office:value-type="float" office:value="2.6856243306573049" table:style-name="ce25">
            <text:p>2.69</text:p>
          </table:table-cell>
          <table:table-cell office:value-type="float" office:value="19179" table:style-name="ce24">
            <text:p>19,179</text:p>
          </table:table-cell>
          <table:table-cell office:value-type="float" office:value="9885" table:style-name="ce24">
            <text:p>9,885</text:p>
          </table:table-cell>
          <table:table-cell office:value-type="float" office:value="9294" table:style-name="ce24">
            <text:p>9,294</text:p>
          </table:table-cell>
          <table:table-cell office:value-type="float" office:value="3.8608491895417472" table:style-name="ce26">
            <text:p>3.86</text:p>
          </table:table-cell>
          <table:table-cell office:value-type="float" office:value="34000" table:style-name="ce24">
            <text:p>34,000</text:p>
          </table:table-cell>
          <table:table-cell office:value-type="float" office:value="17624" table:style-name="ce24">
            <text:p>17,624</text:p>
          </table:table-cell>
          <table:table-cell office:value-type="float" office:value="16376" table:style-name="ce24">
            <text:p>16,376</text:p>
          </table:table-cell>
          <table:table-cell office:value-type="float" office:value="6.8444065094332025" table:style-name="ce25">
            <text:p>6.84</text:p>
          </table:table-cell>
          <table:table-cell office:value-type="float" office:value="37051" table:style-name="ce24">
            <text:p>37,051</text:p>
          </table:table-cell>
          <table:table-cell office:value-type="float" office:value="19247" table:style-name="ce24">
            <text:p>19,247</text:p>
          </table:table-cell>
          <table:table-cell office:value-type="float" office:value="17804" table:style-name="ce24">
            <text:p>17,804</text:p>
          </table:table-cell>
          <table:table-cell office:value-type="float" office:value="7.4585913406179287" table:style-name="ce25">
            <text:p>7.46</text:p>
          </table:table-cell>
          <table:table-cell office:value-type="float" office:value="23411" table:style-name="ce24">
            <text:p>23,411</text:p>
          </table:table-cell>
          <table:table-cell office:value-type="float" office:value="12321" table:style-name="ce24">
            <text:p>12,321</text:p>
          </table:table-cell>
          <table:table-cell office:value-type="float" office:value="11090" table:style-name="ce24">
            <text:p>11,090</text:p>
          </table:table-cell>
          <table:table-cell office:value-type="float" office:value="4.712776493892374" table:style-name="ce25">
            <text:p>4.71</text:p>
          </table:table-cell>
          <table:table-cell office:value-type="float" office:value="428397" table:style-name="ce24">
            <text:p>428,397</text:p>
          </table:table-cell>
          <table:table-cell office:value-type="float" office:value="221951" table:style-name="ce24">
            <text:p>221,951</text:p>
          </table:table-cell>
          <table:table-cell office:value-type="float" office:value="206446" table:style-name="ce24">
            <text:p>206,446</text:p>
          </table:table-cell>
          <table:table-cell office:value-type="float" office:value="86.238918100636937" table:style-name="ce25">
            <text:p>86.24</text:p>
          </table:table-cell>
          <table:table-cell office:value-type="float" office:value="102800" table:style-name="ce24">
            <text:p>102,800</text:p>
          </table:table-cell>
          <table:table-cell office:value-type="float" office:value="47833" table:style-name="ce24">
            <text:p>47,833</text:p>
          </table:table-cell>
          <table:table-cell office:value-type="float" office:value="54967" table:style-name="ce24">
            <text:p>54,967</text:p>
          </table:table-cell>
          <table:table-cell office:value-type="float" office:value="20.694264387345097" table:style-name="ce25">
            <text:p>20.6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8631" table:style-name="ce24">
            <text:p>808,631</text:p>
          </table:table-cell>
          <table:table-cell office:value-type="float" office:value="411849" table:style-name="ce24">
            <text:p>411,849</text:p>
          </table:table-cell>
          <table:table-cell office:value-type="float" office:value="396782" table:style-name="ce24">
            <text:p>396,782</text:p>
          </table:table-cell>
          <table:table-cell office:value-type="float" office:value="24628" table:style-name="ce24">
            <text:p>24,628</text:p>
          </table:table-cell>
          <table:table-cell office:value-type="float" office:value="12809" table:style-name="ce24">
            <text:p>12,809</text:p>
          </table:table-cell>
          <table:table-cell office:value-type="float" office:value="11819" table:style-name="ce24">
            <text:p>11,819</text:p>
          </table:table-cell>
          <table:table-cell office:value-type="float" office:value="3.0456413370251694" table:style-name="ce25">
            <text:p>3.05</text:p>
          </table:table-cell>
          <table:table-cell office:value-type="float" office:value="36508" table:style-name="ce24">
            <text:p>36,508</text:p>
          </table:table-cell>
          <table:table-cell office:value-type="float" office:value="19006" table:style-name="ce24">
            <text:p>19,006</text:p>
          </table:table-cell>
          <table:table-cell office:value-type="float" office:value="17502" table:style-name="ce24">
            <text:p>17,502</text:p>
          </table:table-cell>
          <table:table-cell office:value-type="float" office:value="4.5147910480800268" table:style-name="ce26">
            <text:p>4.51</text:p>
          </table:table-cell>
          <table:table-cell office:value-type="float" office:value="65047" table:style-name="ce24">
            <text:p>65,047</text:p>
          </table:table-cell>
          <table:table-cell office:value-type="float" office:value="33860" table:style-name="ce24">
            <text:p>33,860</text:p>
          </table:table-cell>
          <table:table-cell office:value-type="float" office:value="31187" table:style-name="ce24">
            <text:p>31,187</text:p>
          </table:table-cell>
          <table:table-cell office:value-type="float" office:value="8.0440893312277169" table:style-name="ce25">
            <text:p>8.04</text:p>
          </table:table-cell>
          <table:table-cell office:value-type="float" office:value="70902" table:style-name="ce24">
            <text:p>70,902</text:p>
          </table:table-cell>
          <table:table-cell office:value-type="float" office:value="36909" table:style-name="ce24">
            <text:p>36,909</text:p>
          </table:table-cell>
          <table:table-cell office:value-type="float" office:value="33993" table:style-name="ce24">
            <text:p>33,993</text:p>
          </table:table-cell>
          <table:table-cell office:value-type="float" office:value="8.7681525937046683" table:style-name="ce25">
            <text:p>8.77</text:p>
          </table:table-cell>
          <table:table-cell office:value-type="float" office:value="39326" table:style-name="ce24">
            <text:p>39,326</text:p>
          </table:table-cell>
          <table:table-cell office:value-type="float" office:value="20612" table:style-name="ce24">
            <text:p>20,612</text:p>
          </table:table-cell>
          <table:table-cell office:value-type="float" office:value="18714" table:style-name="ce24">
            <text:p>18,714</text:p>
          </table:table-cell>
          <table:table-cell office:value-type="float" office:value="4.8632812741534766" table:style-name="ce25">
            <text:p>4.86</text:p>
          </table:table-cell>
          <table:table-cell office:value-type="float" office:value="687237" table:style-name="ce24">
            <text:p>687,237</text:p>
          </table:table-cell>
          <table:table-cell office:value-type="float" office:value="348626" table:style-name="ce24">
            <text:p>348,626</text:p>
          </table:table-cell>
          <table:table-cell office:value-type="float" office:value="338611" table:style-name="ce24">
            <text:p>338,611</text:p>
          </table:table-cell>
          <table:table-cell office:value-type="float" office:value="84.987713802711013" table:style-name="ce25">
            <text:p>84.99</text:p>
          </table:table-cell>
          <table:table-cell office:value-type="float" office:value="148481" table:style-name="ce24">
            <text:p>148,481</text:p>
          </table:table-cell>
          <table:table-cell office:value-type="float" office:value="69312" table:style-name="ce24">
            <text:p>69,312</text:p>
          </table:table-cell>
          <table:table-cell office:value-type="float" office:value="79169" table:style-name="ce24">
            <text:p>79,169</text:p>
          </table:table-cell>
          <table:table-cell office:value-type="float" office:value="18.36202173797443" table:style-name="ce25">
            <text:p>18.36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4274" table:style-name="ce24">
            <text:p>214,274</text:p>
          </table:table-cell>
          <table:table-cell office:value-type="float" office:value="110046" table:style-name="ce24">
            <text:p>110,046</text:p>
          </table:table-cell>
          <table:table-cell office:value-type="float" office:value="104228" table:style-name="ce24">
            <text:p>104,228</text:p>
          </table:table-cell>
          <table:table-cell office:value-type="float" office:value="7287" table:style-name="ce24">
            <text:p>7,287</text:p>
          </table:table-cell>
          <table:table-cell office:value-type="float" office:value="3840" table:style-name="ce24">
            <text:p>3,840</text:p>
          </table:table-cell>
          <table:table-cell office:value-type="float" office:value="3447" table:style-name="ce24">
            <text:p>3,447</text:p>
          </table:table-cell>
          <table:table-cell office:value-type="float" office:value="3.4007859096297262" table:style-name="ce25">
            <text:p>3.40</text:p>
          </table:table-cell>
          <table:table-cell office:value-type="float" office:value="10601" table:style-name="ce24">
            <text:p>10,601</text:p>
          </table:table-cell>
          <table:table-cell office:value-type="float" office:value="5528" table:style-name="ce24">
            <text:p>5,528</text:p>
          </table:table-cell>
          <table:table-cell office:value-type="float" office:value="5073" table:style-name="ce24">
            <text:p>5,073</text:p>
          </table:table-cell>
          <table:table-cell office:value-type="float" office:value="4.9474037914072637" table:style-name="ce26">
            <text:p>4.95</text:p>
          </table:table-cell>
          <table:table-cell office:value-type="float" office:value="18868" table:style-name="ce24">
            <text:p>18,868</text:p>
          </table:table-cell>
          <table:table-cell office:value-type="float" office:value="9848" table:style-name="ce24">
            <text:p>9,848</text:p>
          </table:table-cell>
          <table:table-cell office:value-type="float" office:value="9020" table:style-name="ce24">
            <text:p>9,020</text:p>
          </table:table-cell>
          <table:table-cell office:value-type="float" office:value="8.8055480366260035" table:style-name="ce25">
            <text:p>8.81</text:p>
          </table:table-cell>
          <table:table-cell office:value-type="float" office:value="20585" table:style-name="ce24">
            <text:p>20,585</text:p>
          </table:table-cell>
          <table:table-cell office:value-type="float" office:value="10785" table:style-name="ce24">
            <text:p>10,785</text:p>
          </table:table-cell>
          <table:table-cell office:value-type="float" office:value="9800" table:style-name="ce24">
            <text:p>9,800</text:p>
          </table:table-cell>
          <table:table-cell office:value-type="float" office:value="9.6068585082651197" table:style-name="ce25">
            <text:p>9.61</text:p>
          </table:table-cell>
          <table:table-cell office:value-type="float" office:value="11381" table:style-name="ce24">
            <text:p>11,381</text:p>
          </table:table-cell>
          <table:table-cell office:value-type="float" office:value="6065" table:style-name="ce24">
            <text:p>6,065</text:p>
          </table:table-cell>
          <table:table-cell office:value-type="float" office:value="5316" table:style-name="ce24">
            <text:p>5,316</text:p>
          </table:table-cell>
          <table:table-cell office:value-type="float" office:value="5.3114236911617834" table:style-name="ce25">
            <text:p>5.31</text:p>
          </table:table-cell>
          <table:table-cell office:value-type="float" office:value="179283" table:style-name="ce24">
            <text:p>179,283</text:p>
          </table:table-cell>
          <table:table-cell office:value-type="float" office:value="91695" table:style-name="ce24">
            <text:p>91,695</text:p>
          </table:table-cell>
          <table:table-cell office:value-type="float" office:value="87588" table:style-name="ce24">
            <text:p>87,588</text:p>
          </table:table-cell>
          <table:table-cell office:value-type="float" office:value="83.669973958576406" table:style-name="ce25">
            <text:p>83.67</text:p>
          </table:table-cell>
          <table:table-cell office:value-type="float" office:value="38152" table:style-name="ce24">
            <text:p>38,152</text:p>
          </table:table-cell>
          <table:table-cell office:value-type="float" office:value="17248" table:style-name="ce24">
            <text:p>17,248</text:p>
          </table:table-cell>
          <table:table-cell office:value-type="float" office:value="20904" table:style-name="ce24">
            <text:p>20,904</text:p>
          </table:table-cell>
          <table:table-cell office:value-type="float" office:value="17.80524001978775" table:style-name="ce25">
            <text:p>17.8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3101" table:style-name="ce24">
            <text:p>323,101</text:p>
          </table:table-cell>
          <table:table-cell office:value-type="float" office:value="163323" table:style-name="ce24">
            <text:p>163,323</text:p>
          </table:table-cell>
          <table:table-cell office:value-type="float" office:value="159778" table:style-name="ce24">
            <text:p>159,778</text:p>
          </table:table-cell>
          <table:table-cell office:value-type="float" office:value="11587" table:style-name="ce24">
            <text:p>11,587</text:p>
          </table:table-cell>
          <table:table-cell office:value-type="float" office:value="6042" table:style-name="ce24">
            <text:p>6,042</text:p>
          </table:table-cell>
          <table:table-cell office:value-type="float" office:value="5545" table:style-name="ce24">
            <text:p>5,545</text:p>
          </table:table-cell>
          <table:table-cell office:value-type="float" office:value="3.5861851247752248" table:style-name="ce25">
            <text:p>3.59</text:p>
          </table:table-cell>
          <table:table-cell office:value-type="float" office:value="17026" table:style-name="ce24">
            <text:p>17,026</text:p>
          </table:table-cell>
          <table:table-cell office:value-type="float" office:value="8880" table:style-name="ce24">
            <text:p>8,880</text:p>
          </table:table-cell>
          <table:table-cell office:value-type="float" office:value="8146" table:style-name="ce24">
            <text:p>8,146</text:p>
          </table:table-cell>
          <table:table-cell office:value-type="float" office:value="5.2695596732910142" table:style-name="ce26">
            <text:p>5.27</text:p>
          </table:table-cell>
          <table:table-cell office:value-type="float" office:value="29746" table:style-name="ce24">
            <text:p>29,746</text:p>
          </table:table-cell>
          <table:table-cell office:value-type="float" office:value="15606" table:style-name="ce24">
            <text:p>15,606</text:p>
          </table:table-cell>
          <table:table-cell office:value-type="float" office:value="14140" table:style-name="ce24">
            <text:p>14,140</text:p>
          </table:table-cell>
          <table:table-cell office:value-type="float" office:value="9.2064091414139853" table:style-name="ce25">
            <text:p>9.21</text:p>
          </table:table-cell>
          <table:table-cell office:value-type="float" office:value="32272" table:style-name="ce24">
            <text:p>32,272</text:p>
          </table:table-cell>
          <table:table-cell office:value-type="float" office:value="16916" table:style-name="ce24">
            <text:p>16,916</text:p>
          </table:table-cell>
          <table:table-cell office:value-type="float" office:value="15356" table:style-name="ce24">
            <text:p>15,356</text:p>
          </table:table-cell>
          <table:table-cell office:value-type="float" office:value="9.9882080216402915" table:style-name="ce25">
            <text:p>9.99</text:p>
          </table:table-cell>
          <table:table-cell office:value-type="float" office:value="16705" table:style-name="ce24">
            <text:p>16,705</text:p>
          </table:table-cell>
          <table:table-cell office:value-type="float" office:value="8769" table:style-name="ce24">
            <text:p>8,769</text:p>
          </table:table-cell>
          <table:table-cell office:value-type="float" office:value="7936" table:style-name="ce24">
            <text:p>7,936</text:p>
          </table:table-cell>
          <table:table-cell office:value-type="float" office:value="5.170209934354892" table:style-name="ce25">
            <text:p>5.17</text:p>
          </table:table-cell>
          <table:table-cell office:value-type="float" office:value="269865" table:style-name="ce24">
            <text:p>269,865</text:p>
          </table:table-cell>
          <table:table-cell office:value-type="float" office:value="135390" table:style-name="ce24">
            <text:p>135,390</text:p>
          </table:table-cell>
          <table:table-cell office:value-type="float" office:value="134475" table:style-name="ce24">
            <text:p>134,475</text:p>
          </table:table-cell>
          <table:table-cell office:value-type="float" office:value="83.523418373821187" table:style-name="ce25">
            <text:p>83.52</text:p>
          </table:table-cell>
          <table:table-cell office:value-type="float" office:value="57788" table:style-name="ce24">
            <text:p>57,788</text:p>
          </table:table-cell>
          <table:table-cell office:value-type="float" office:value="26580" table:style-name="ce24">
            <text:p>26,580</text:p>
          </table:table-cell>
          <table:table-cell office:value-type="float" office:value="31208" table:style-name="ce24">
            <text:p>31,208</text:p>
          </table:table-cell>
          <table:table-cell office:value-type="float" office:value="17.885429014456779" table:style-name="ce25">
            <text:p>17.8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5693" table:style-name="ce24">
            <text:p>105,693</text:p>
          </table:table-cell>
          <table:table-cell office:value-type="float" office:value="54381" table:style-name="ce24">
            <text:p>54,381</text:p>
          </table:table-cell>
          <table:table-cell office:value-type="float" office:value="51312" table:style-name="ce24">
            <text:p>51,312</text:p>
          </table:table-cell>
          <table:table-cell office:value-type="float" office:value="4279" table:style-name="ce24">
            <text:p>4,279</text:p>
          </table:table-cell>
          <table:table-cell office:value-type="float" office:value="2255" table:style-name="ce24">
            <text:p>2,255</text:p>
          </table:table-cell>
          <table:table-cell office:value-type="float" office:value="2024" table:style-name="ce24">
            <text:p>2,024</text:p>
          </table:table-cell>
          <table:table-cell office:value-type="float" office:value="4.0485178772482566" table:style-name="ce25">
            <text:p>4.05</text:p>
          </table:table-cell>
          <table:table-cell office:value-type="float" office:value="5628" table:style-name="ce24">
            <text:p>5,628</text:p>
          </table:table-cell>
          <table:table-cell office:value-type="float" office:value="2978" table:style-name="ce24">
            <text:p>2,978</text:p>
          </table:table-cell>
          <table:table-cell office:value-type="float" office:value="2650" table:style-name="ce24">
            <text:p>2,650</text:p>
          </table:table-cell>
          <table:table-cell office:value-type="float" office:value="5.3248559507252136" table:style-name="ce26">
            <text:p>5.32</text:p>
          </table:table-cell>
          <table:table-cell office:value-type="float" office:value="8826" table:style-name="ce24">
            <text:p>8,826</text:p>
          </table:table-cell>
          <table:table-cell office:value-type="float" office:value="4659" table:style-name="ce24">
            <text:p>4,659</text:p>
          </table:table-cell>
          <table:table-cell office:value-type="float" office:value="4167" table:style-name="ce24">
            <text:p>4,167</text:p>
          </table:table-cell>
          <table:table-cell office:value-type="float" office:value="8.3506003235786661" table:style-name="ce25">
            <text:p>8.35</text:p>
          </table:table-cell>
          <table:table-cell office:value-type="float" office:value="9397" table:style-name="ce24">
            <text:p>9,397</text:p>
          </table:table-cell>
          <table:table-cell office:value-type="float" office:value="4951" table:style-name="ce24">
            <text:p>4,951</text:p>
          </table:table-cell>
          <table:table-cell office:value-type="float" office:value="4446" table:style-name="ce24">
            <text:p>4,446</text:p>
          </table:table-cell>
          <table:table-cell office:value-type="float" office:value="8.8908442375559407" table:style-name="ce25">
            <text:p>8.89</text:p>
          </table:table-cell>
          <table:table-cell office:value-type="float" office:value="4436" table:style-name="ce24">
            <text:p>4,436</text:p>
          </table:table-cell>
          <table:table-cell office:value-type="float" office:value="2301" table:style-name="ce24">
            <text:p>2,301</text:p>
          </table:table-cell>
          <table:table-cell office:value-type="float" office:value="2135" table:style-name="ce24">
            <text:p>2,135</text:p>
          </table:table-cell>
          <table:table-cell office:value-type="float" office:value="4.197061300180712" table:style-name="ce25">
            <text:p>4.20</text:p>
          </table:table-cell>
          <table:table-cell office:value-type="float" office:value="89944" table:style-name="ce24">
            <text:p>89,944</text:p>
          </table:table-cell>
          <table:table-cell office:value-type="float" office:value="46095" table:style-name="ce24">
            <text:p>46,095</text:p>
          </table:table-cell>
          <table:table-cell office:value-type="float" office:value="43849" table:style-name="ce24">
            <text:p>43,849</text:p>
          </table:table-cell>
          <table:table-cell office:value-type="float" office:value="85.099297020616319" table:style-name="ce25">
            <text:p>85.10</text:p>
          </table:table-cell>
          <table:table-cell office:value-type="float" office:value="18402" table:style-name="ce24">
            <text:p>18,402</text:p>
          </table:table-cell>
          <table:table-cell office:value-type="float" office:value="8566" table:style-name="ce24">
            <text:p>8,566</text:p>
          </table:table-cell>
          <table:table-cell office:value-type="float" office:value="9836" table:style-name="ce24">
            <text:p>9,836</text:p>
          </table:table-cell>
          <table:table-cell office:value-type="float" office:value="17.410802986006644" table:style-name="ce25">
            <text:p>17.41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6196" table:style-name="ce24">
            <text:p>366,196</text:p>
          </table:table-cell>
          <table:table-cell office:value-type="float" office:value="182610" table:style-name="ce24">
            <text:p>182,610</text:p>
          </table:table-cell>
          <table:table-cell office:value-type="float" office:value="183586" table:style-name="ce24">
            <text:p>183,586</text:p>
          </table:table-cell>
          <table:table-cell office:value-type="float" office:value="10508" table:style-name="ce24">
            <text:p>10,508</text:p>
          </table:table-cell>
          <table:table-cell office:value-type="float" office:value="5427" table:style-name="ce24">
            <text:p>5,427</text:p>
          </table:table-cell>
          <table:table-cell office:value-type="float" office:value="5081" table:style-name="ce24">
            <text:p>5,081</text:p>
          </table:table-cell>
          <table:table-cell office:value-type="float" office:value="2.8695015783897149" table:style-name="ce25">
            <text:p>2.87</text:p>
          </table:table-cell>
          <table:table-cell office:value-type="float" office:value="15945" table:style-name="ce24">
            <text:p>15,945</text:p>
          </table:table-cell>
          <table:table-cell office:value-type="float" office:value="8220" table:style-name="ce24">
            <text:p>8,220</text:p>
          </table:table-cell>
          <table:table-cell office:value-type="float" office:value="7725" table:style-name="ce24">
            <text:p>7,725</text:p>
          </table:table-cell>
          <table:table-cell office:value-type="float" office:value="4.35422560595965" table:style-name="ce26">
            <text:p>4.35</text:p>
          </table:table-cell>
          <table:table-cell office:value-type="float" office:value="28830" table:style-name="ce24">
            <text:p>28,830</text:p>
          </table:table-cell>
          <table:table-cell office:value-type="float" office:value="14856" table:style-name="ce24">
            <text:p>14,856</text:p>
          </table:table-cell>
          <table:table-cell office:value-type="float" office:value="13974" table:style-name="ce24">
            <text:p>13,974</text:p>
          </table:table-cell>
          <table:table-cell office:value-type="float" office:value="7.8728331276147205" table:style-name="ce25">
            <text:p>7.87</text:p>
          </table:table-cell>
          <table:table-cell office:value-type="float" office:value="31460" table:style-name="ce24">
            <text:p>31,460</text:p>
          </table:table-cell>
          <table:table-cell office:value-type="float" office:value="16232" table:style-name="ce24">
            <text:p>16,232</text:p>
          </table:table-cell>
          <table:table-cell office:value-type="float" office:value="15228" table:style-name="ce24">
            <text:p>15,228</text:p>
          </table:table-cell>
          <table:table-cell office:value-type="float" office:value="8.5910277556281329" table:style-name="ce25">
            <text:p>8.59</text:p>
          </table:table-cell>
          <table:table-cell office:value-type="float" office:value="17327" table:style-name="ce24">
            <text:p>17,327</text:p>
          </table:table-cell>
          <table:table-cell office:value-type="float" office:value="9072" table:style-name="ce24">
            <text:p>9,072</text:p>
          </table:table-cell>
          <table:table-cell office:value-type="float" office:value="8255" table:style-name="ce24">
            <text:p>8,255</text:p>
          </table:table-cell>
          <table:table-cell office:value-type="float" office:value="4.7316191329233526" table:style-name="ce25">
            <text:p>4.73</text:p>
          </table:table-cell>
          <table:table-cell office:value-type="float" office:value="312898" table:style-name="ce24">
            <text:p>312,898</text:p>
          </table:table-cell>
          <table:table-cell office:value-type="float" office:value="154939" table:style-name="ce24">
            <text:p>154,939</text:p>
          </table:table-cell>
          <table:table-cell office:value-type="float" office:value="157959" table:style-name="ce24">
            <text:p>157,959</text:p>
          </table:table-cell>
          <table:table-cell office:value-type="float" office:value="85.445499131612578" table:style-name="ce25">
            <text:p>85.45</text:p>
          </table:table-cell>
          <table:table-cell office:value-type="float" office:value="65753" table:style-name="ce24">
            <text:p>65,753</text:p>
          </table:table-cell>
          <table:table-cell office:value-type="float" office:value="29713" table:style-name="ce24">
            <text:p>29,713</text:p>
          </table:table-cell>
          <table:table-cell office:value-type="float" office:value="36040" table:style-name="ce24">
            <text:p>36,040</text:p>
          </table:table-cell>
          <table:table-cell office:value-type="float" office:value="17.955684933751325" table:style-name="ce25">
            <text:p>17.96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2619" table:style-name="ce24">
            <text:p>452,619</text:p>
          </table:table-cell>
          <table:table-cell office:value-type="float" office:value="223415" table:style-name="ce24">
            <text:p>223,415</text:p>
          </table:table-cell>
          <table:table-cell office:value-type="float" office:value="229204" table:style-name="ce24">
            <text:p>229,204</text:p>
          </table:table-cell>
          <table:table-cell office:value-type="float" office:value="22027" table:style-name="ce24">
            <text:p>22,027</text:p>
          </table:table-cell>
          <table:table-cell office:value-type="float" office:value="11372" table:style-name="ce24">
            <text:p>11,372</text:p>
          </table:table-cell>
          <table:table-cell office:value-type="float" office:value="10655" table:style-name="ce24">
            <text:p>10,655</text:p>
          </table:table-cell>
          <table:table-cell office:value-type="float" office:value="4.866565477808046" table:style-name="ce25">
            <text:p>4.87</text:p>
          </table:table-cell>
          <table:table-cell office:value-type="float" office:value="33597" table:style-name="ce24">
            <text:p>33,597</text:p>
          </table:table-cell>
          <table:table-cell office:value-type="float" office:value="17359" table:style-name="ce24">
            <text:p>17,359</text:p>
          </table:table-cell>
          <table:table-cell office:value-type="float" office:value="16238" table:style-name="ce24">
            <text:p>16,238</text:p>
          </table:table-cell>
          <table:table-cell office:value-type="float" office:value="7.4227993080272805" table:style-name="ce26">
            <text:p>7.42</text:p>
          </table:table-cell>
          <table:table-cell office:value-type="float" office:value="60764" table:style-name="ce24">
            <text:p>60,764</text:p>
          </table:table-cell>
          <table:table-cell office:value-type="float" office:value="31487" table:style-name="ce24">
            <text:p>31,487</text:p>
          </table:table-cell>
          <table:table-cell office:value-type="float" office:value="29277" table:style-name="ce24">
            <text:p>29,277</text:p>
          </table:table-cell>
          <table:table-cell office:value-type="float" office:value="13.424977740660468" table:style-name="ce25">
            <text:p>13.42</text:p>
          </table:table-cell>
          <table:table-cell office:value-type="float" office:value="65910" table:style-name="ce24">
            <text:p>65,910</text:p>
          </table:table-cell>
          <table:table-cell office:value-type="float" office:value="34222" table:style-name="ce24">
            <text:p>34,222</text:p>
          </table:table-cell>
          <table:table-cell office:value-type="float" office:value="31688" table:style-name="ce24">
            <text:p>31,688</text:p>
          </table:table-cell>
          <table:table-cell office:value-type="float" office:value="14.561916313720809" table:style-name="ce25">
            <text:p>14.56</text:p>
          </table:table-cell>
          <table:table-cell office:value-type="float" office:value="29509" table:style-name="ce24">
            <text:p>29,509</text:p>
          </table:table-cell>
          <table:table-cell office:value-type="float" office:value="15489" table:style-name="ce24">
            <text:p>15,489</text:p>
          </table:table-cell>
          <table:table-cell office:value-type="float" office:value="14020" table:style-name="ce24">
            <text:p>14,020</text:p>
          </table:table-cell>
          <table:table-cell office:value-type="float" office:value="6.5196114171079875" table:style-name="ce25">
            <text:p>6.52</text:p>
          </table:table-cell>
          <table:table-cell office:value-type="float" office:value="352225" table:style-name="ce24">
            <text:p>352,225</text:p>
          </table:table-cell>
          <table:table-cell office:value-type="float" office:value="171166" table:style-name="ce24">
            <text:p>171,166</text:p>
          </table:table-cell>
          <table:table-cell office:value-type="float" office:value="181059" table:style-name="ce24">
            <text:p>181,059</text:p>
          </table:table-cell>
          <table:table-cell office:value-type="float" office:value="77.819313815814183" table:style-name="ce25">
            <text:p>77.82</text:p>
          </table:table-cell>
          <table:table-cell office:value-type="float" office:value="60346" table:style-name="ce24">
            <text:p>60,346</text:p>
          </table:table-cell>
          <table:table-cell office:value-type="float" office:value="26745" table:style-name="ce24">
            <text:p>26,745</text:p>
          </table:table-cell>
          <table:table-cell office:value-type="float" office:value="33601" table:style-name="ce24">
            <text:p>33,601</text:p>
          </table:table-cell>
          <table:table-cell office:value-type="float" office:value="13.332626336941225" table:style-name="ce25">
            <text:p>13.3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5046" table:style-name="ce24">
            <text:p>265,046</text:p>
          </table:table-cell>
          <table:table-cell office:value-type="float" office:value="128091" table:style-name="ce24">
            <text:p>128,091</text:p>
          </table:table-cell>
          <table:table-cell office:value-type="float" office:value="136955" table:style-name="ce24">
            <text:p>136,955</text:p>
          </table:table-cell>
          <table:table-cell office:value-type="float" office:value="9234" table:style-name="ce24">
            <text:p>9,234</text:p>
          </table:table-cell>
          <table:table-cell office:value-type="float" office:value="4836" table:style-name="ce24">
            <text:p>4,836</text:p>
          </table:table-cell>
          <table:table-cell office:value-type="float" office:value="4398" table:style-name="ce24">
            <text:p>4,398</text:p>
          </table:table-cell>
          <table:table-cell office:value-type="float" office:value="3.4839235453468453" table:style-name="ce25">
            <text:p>3.48</text:p>
          </table:table-cell>
          <table:table-cell office:value-type="float" office:value="14416" table:style-name="ce24">
            <text:p>14,416</text:p>
          </table:table-cell>
          <table:table-cell office:value-type="float" office:value="7428" table:style-name="ce24">
            <text:p>7,428</text:p>
          </table:table-cell>
          <table:table-cell office:value-type="float" office:value="6988" table:style-name="ce24">
            <text:p>6,988</text:p>
          </table:table-cell>
          <table:table-cell office:value-type="float" office:value="5.4390558620013127" table:style-name="ce26">
            <text:p>5.44</text:p>
          </table:table-cell>
          <table:table-cell office:value-type="float" office:value="26877" table:style-name="ce24">
            <text:p>26,877</text:p>
          </table:table-cell>
          <table:table-cell office:value-type="float" office:value="13970" table:style-name="ce24">
            <text:p>13,970</text:p>
          </table:table-cell>
          <table:table-cell office:value-type="float" office:value="12907" table:style-name="ce24">
            <text:p>12,907</text:p>
          </table:table-cell>
          <table:table-cell office:value-type="float" office:value="10.140503912528391" table:style-name="ce25">
            <text:p>10.14</text:p>
          </table:table-cell>
          <table:table-cell office:value-type="float" office:value="29458" table:style-name="ce24">
            <text:p>29,458</text:p>
          </table:table-cell>
          <table:table-cell office:value-type="float" office:value="15346" table:style-name="ce24">
            <text:p>15,346</text:p>
          </table:table-cell>
          <table:table-cell office:value-type="float" office:value="14112" table:style-name="ce24">
            <text:p>14,112</text:p>
          </table:table-cell>
          <table:table-cell office:value-type="float" office:value="11.11429714087366" table:style-name="ce25">
            <text:p>11.11</text:p>
          </table:table-cell>
          <table:table-cell office:value-type="float" office:value="16005" table:style-name="ce24">
            <text:p>16,005</text:p>
          </table:table-cell>
          <table:table-cell office:value-type="float" office:value="8382" table:style-name="ce24">
            <text:p>8,382</text:p>
          </table:table-cell>
          <table:table-cell office:value-type="float" office:value="7623" table:style-name="ce24">
            <text:p>7,623</text:p>
          </table:table-cell>
          <table:table-cell office:value-type="float" office:value="6.0385744361356144" table:style-name="ce25">
            <text:p>6.04</text:p>
          </table:table-cell>
          <table:table-cell office:value-type="float" office:value="216128" table:style-name="ce24">
            <text:p>216,128</text:p>
          </table:table-cell>
          <table:table-cell office:value-type="float" office:value="102594" table:style-name="ce24">
            <text:p>102,594</text:p>
          </table:table-cell>
          <table:table-cell office:value-type="float" office:value="113534" table:style-name="ce24">
            <text:p>113,534</text:p>
          </table:table-cell>
          <table:table-cell office:value-type="float" office:value="81.543581114221681" table:style-name="ce25">
            <text:p>81.54</text:p>
          </table:table-cell>
          <table:table-cell office:value-type="float" office:value="44080" table:style-name="ce24">
            <text:p>44,080</text:p>
          </table:table-cell>
          <table:table-cell office:value-type="float" office:value="19375" table:style-name="ce24">
            <text:p>19,375</text:p>
          </table:table-cell>
          <table:table-cell office:value-type="float" office:value="24705" table:style-name="ce24">
            <text:p>24,705</text:p>
          </table:table-cell>
          <table:table-cell office:value-type="float" office:value="16.631075360503463" table:style-name="ce25">
            <text:p>16.63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3399" table:style-name="ce20">
            <text:p>153,399</text:p>
          </table:table-cell>
          <table:table-cell office:value-type="float" office:value="77607" table:style-name="ce20">
            <text:p>77,607</text:p>
          </table:table-cell>
          <table:table-cell office:value-type="float" office:value="75792" table:style-name="ce20">
            <text:p>75,792</text:p>
          </table:table-cell>
          <table:table-cell office:value-type="float" office:value="5252" table:style-name="ce20">
            <text:p>5,252</text:p>
          </table:table-cell>
          <table:table-cell office:value-type="float" office:value="2721" table:style-name="ce20">
            <text:p>2,721</text:p>
          </table:table-cell>
          <table:table-cell office:value-type="float" office:value="2531" table:style-name="ce20">
            <text:p>2,531</text:p>
          </table:table-cell>
          <table:table-cell office:value-type="float" office:value="3.4237511326670966" table:style-name="ce21">
            <text:p>3.42</text:p>
          </table:table-cell>
          <table:table-cell office:value-type="float" office:value="7035" table:style-name="ce20">
            <text:p>7,035</text:p>
          </table:table-cell>
          <table:table-cell office:value-type="float" office:value="3647" table:style-name="ce20">
            <text:p>3,647</text:p>
          </table:table-cell>
          <table:table-cell office:value-type="float" office:value="3388" table:style-name="ce20">
            <text:p>3,388</text:p>
          </table:table-cell>
          <table:table-cell office:value-type="float" office:value="4.5860794398920461" table:style-name="ce22">
            <text:p>4.59</text:p>
          </table:table-cell>
          <table:table-cell office:value-type="float" office:value="11315" table:style-name="ce20">
            <text:p>11,315</text:p>
          </table:table-cell>
          <table:table-cell office:value-type="float" office:value="5890" table:style-name="ce20">
            <text:p>5,890</text:p>
          </table:table-cell>
          <table:table-cell office:value-type="float" office:value="5425" table:style-name="ce20">
            <text:p>5,425</text:p>
          </table:table-cell>
          <table:table-cell office:value-type="float" office:value="7.3761888930175559" table:style-name="ce21">
            <text:p>7.38</text:p>
          </table:table-cell>
          <table:table-cell office:value-type="float" office:value="12094" table:style-name="ce20">
            <text:p>12,094</text:p>
          </table:table-cell>
          <table:table-cell office:value-type="float" office:value="6291" table:style-name="ce20">
            <text:p>6,291</text:p>
          </table:table-cell>
          <table:table-cell office:value-type="float" office:value="5803" table:style-name="ce20">
            <text:p>5,803</text:p>
          </table:table-cell>
          <table:table-cell office:value-type="float" office:value="7.8840148892756794" table:style-name="ce21">
            <text:p>7.88</text:p>
          </table:table-cell>
          <table:table-cell office:value-type="float" office:value="5389" table:style-name="ce20">
            <text:p>5,389</text:p>
          </table:table-cell>
          <table:table-cell office:value-type="float" office:value="2830" table:style-name="ce20">
            <text:p>2,830</text:p>
          </table:table-cell>
          <table:table-cell office:value-type="float" office:value="2559" table:style-name="ce20">
            <text:p>2,559</text:p>
          </table:table-cell>
          <table:table-cell office:value-type="float" office:value="3.5130607109563949" table:style-name="ce21">
            <text:p>3.51</text:p>
          </table:table-cell>
          <table:table-cell office:value-type="float" office:value="133501" table:style-name="ce20">
            <text:p>133,501</text:p>
          </table:table-cell>
          <table:table-cell office:value-type="float" office:value="67194" table:style-name="ce20">
            <text:p>67,194</text:p>
          </table:table-cell>
          <table:table-cell office:value-type="float" office:value="66307" table:style-name="ce20">
            <text:p>66,307</text:p>
          </table:table-cell>
          <table:table-cell office:value-type="float" office:value="87.028598621894531" table:style-name="ce21">
            <text:p>87.03</text:p>
          </table:table-cell>
          <table:table-cell office:value-type="float" office:value="22703" table:style-name="ce20">
            <text:p>22,703</text:p>
          </table:table-cell>
          <table:table-cell office:value-type="float" office:value="11013" table:style-name="ce20">
            <text:p>11,013</text:p>
          </table:table-cell>
          <table:table-cell office:value-type="float" office:value="11690" table:style-name="ce20">
            <text:p>11,690</text:p>
          </table:table-cell>
          <table:table-cell office:value-type="float" office:value="14.799966101473935" table:style-name="ce21">
            <text:p>14.8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39975" table:style-name="ce24">
            <text:p>139,975</text:p>
          </table:table-cell>
          <table:table-cell office:value-type="float" office:value="69832" table:style-name="ce24">
            <text:p>69,832</text:p>
          </table:table-cell>
          <table:table-cell office:value-type="float" office:value="70143" table:style-name="ce24">
            <text:p>70,143</text:p>
          </table:table-cell>
          <table:table-cell office:value-type="float" office:value="4681" table:style-name="ce24">
            <text:p>4,681</text:p>
          </table:table-cell>
          <table:table-cell office:value-type="float" office:value="2409" table:style-name="ce24">
            <text:p>2,409</text:p>
          </table:table-cell>
          <table:table-cell office:value-type="float" office:value="2272" table:style-name="ce24">
            <text:p>2,272</text:p>
          </table:table-cell>
          <table:table-cell office:value-type="float" office:value="3.3441686015359884" table:style-name="ce25">
            <text:p>3.34</text:p>
          </table:table-cell>
          <table:table-cell office:value-type="float" office:value="6282" table:style-name="ce24">
            <text:p>6,282</text:p>
          </table:table-cell>
          <table:table-cell office:value-type="float" office:value="3236" table:style-name="ce24">
            <text:p>3,236</text:p>
          </table:table-cell>
          <table:table-cell office:value-type="float" office:value="3046" table:style-name="ce24">
            <text:p>3,046</text:p>
          </table:table-cell>
          <table:table-cell office:value-type="float" office:value="4.4879442757635291" table:style-name="ce26">
            <text:p>4.49</text:p>
          </table:table-cell>
          <table:table-cell office:value-type="float" office:value="10107" table:style-name="ce24">
            <text:p>10,107</text:p>
          </table:table-cell>
          <table:table-cell office:value-type="float" office:value="5244" table:style-name="ce24">
            <text:p>5,244</text:p>
          </table:table-cell>
          <table:table-cell office:value-type="float" office:value="4863" table:style-name="ce24">
            <text:p>4,863</text:p>
          </table:table-cell>
          <table:table-cell office:value-type="float" office:value="7.2205751026969107" table:style-name="ce25">
            <text:p>7.22</text:p>
          </table:table-cell>
          <table:table-cell office:value-type="float" office:value="10798" table:style-name="ce24">
            <text:p>10,798</text:p>
          </table:table-cell>
          <table:table-cell office:value-type="float" office:value="5592" table:style-name="ce24">
            <text:p>5,592</text:p>
          </table:table-cell>
          <table:table-cell office:value-type="float" office:value="5206" table:style-name="ce24">
            <text:p>5,206</text:p>
          </table:table-cell>
          <table:table-cell office:value-type="float" office:value="7.7142346847651364" table:style-name="ce25">
            <text:p>7.71</text:p>
          </table:table-cell>
          <table:table-cell office:value-type="float" office:value="4859" table:style-name="ce24">
            <text:p>4,859</text:p>
          </table:table-cell>
          <table:table-cell office:value-type="float" office:value="2541" table:style-name="ce24">
            <text:p>2,541</text:p>
          </table:table-cell>
          <table:table-cell office:value-type="float" office:value="2318" table:style-name="ce24">
            <text:p>2,318</text:p>
          </table:table-cell>
          <table:table-cell office:value-type="float" office:value="3.4713341668155024" table:style-name="ce25">
            <text:p>3.47</text:p>
          </table:table-cell>
          <table:table-cell office:value-type="float" office:value="122077" table:style-name="ce24">
            <text:p>122,077</text:p>
          </table:table-cell>
          <table:table-cell office:value-type="float" office:value="60508" table:style-name="ce24">
            <text:p>60,508</text:p>
          </table:table-cell>
          <table:table-cell office:value-type="float" office:value="61569" table:style-name="ce24">
            <text:p>61,569</text:p>
          </table:table-cell>
          <table:table-cell office:value-type="float" office:value="87.213430969816045" table:style-name="ce25">
            <text:p>87.21</text:p>
          </table:table-cell>
          <table:table-cell office:value-type="float" office:value="20961" table:style-name="ce24">
            <text:p>20,961</text:p>
          </table:table-cell>
          <table:table-cell office:value-type="float" office:value="10075" table:style-name="ce24">
            <text:p>10,075</text:p>
          </table:table-cell>
          <table:table-cell office:value-type="float" office:value="10886" table:style-name="ce24">
            <text:p>10,886</text:p>
          </table:table-cell>
          <table:table-cell office:value-type="float" office:value="14.974816931594928" table:style-name="ce25">
            <text:p>14.9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424" table:style-name="ce24">
            <text:p>13,424</text:p>
          </table:table-cell>
          <table:table-cell office:value-type="float" office:value="7775" table:style-name="ce24">
            <text:p>7,775</text:p>
          </table:table-cell>
          <table:table-cell office:value-type="float" office:value="5649" table:style-name="ce24">
            <text:p>5,649</text:p>
          </table:table-cell>
          <table:table-cell office:value-type="float" office:value="571" table:style-name="ce24">
            <text:p>571</text:p>
          </table:table-cell>
          <table:table-cell office:value-type="float" office:value="312" table:style-name="ce24">
            <text:p>312</text:p>
          </table:table-cell>
          <table:table-cell office:value-type="float" office:value="259" table:style-name="ce24">
            <text:p>259</text:p>
          </table:table-cell>
          <table:table-cell office:value-type="float" office:value="4.2535756853396904" table:style-name="ce25">
            <text:p>4.25</text:p>
          </table:table-cell>
          <table:table-cell office:value-type="float" office:value="753" table:style-name="ce24">
            <text:p>753</text:p>
          </table:table-cell>
          <table:table-cell office:value-type="float" office:value="411" table:style-name="ce24">
            <text:p>411</text:p>
          </table:table-cell>
          <table:table-cell office:value-type="float" office:value="342" table:style-name="ce24">
            <text:p>342</text:p>
          </table:table-cell>
          <table:table-cell office:value-type="float" office:value="5.6093563766388552" table:style-name="ce26">
            <text:p>5.61</text:p>
          </table:table-cell>
          <table:table-cell office:value-type="float" office:value="1208" table:style-name="ce24">
            <text:p>1,208</text:p>
          </table:table-cell>
          <table:table-cell office:value-type="float" office:value="646" table:style-name="ce24">
            <text:p>646</text:p>
          </table:table-cell>
          <table:table-cell office:value-type="float" office:value="562" table:style-name="ce24">
            <text:p>562</text:p>
          </table:table-cell>
          <table:table-cell office:value-type="float" office:value="8.9988081048867699" table:style-name="ce25">
            <text:p>9.00</text:p>
          </table:table-cell>
          <table:table-cell office:value-type="float" office:value="1296" table:style-name="ce24">
            <text:p>1,296</text:p>
          </table:table-cell>
          <table:table-cell office:value-type="float" office:value="699" table:style-name="ce24">
            <text:p>699</text:p>
          </table:table-cell>
          <table:table-cell office:value-type="float" office:value="597" table:style-name="ce24">
            <text:p>597</text:p>
          </table:table-cell>
          <table:table-cell office:value-type="float" office:value="9.6543504171632897" table:style-name="ce25">
            <text:p>9.65</text:p>
          </table:table-cell>
          <table:table-cell office:value-type="float" office:value="530" table:style-name="ce24">
            <text:p>530</text:p>
          </table:table-cell>
          <table:table-cell office:value-type="float" office:value="289" table:style-name="ce24">
            <text:p>289</text:p>
          </table:table-cell>
          <table:table-cell office:value-type="float" office:value="241" table:style-name="ce24">
            <text:p>241</text:p>
          </table:table-cell>
          <table:table-cell office:value-type="float" office:value="3.9481525625744931" table:style-name="ce25">
            <text:p>3.95</text:p>
          </table:table-cell>
          <table:table-cell office:value-type="float" office:value="11424" table:style-name="ce24">
            <text:p>11,424</text:p>
          </table:table-cell>
          <table:table-cell office:value-type="float" office:value="6686" table:style-name="ce24">
            <text:p>6,686</text:p>
          </table:table-cell>
          <table:table-cell office:value-type="float" office:value="4738" table:style-name="ce24">
            <text:p>4,738</text:p>
          </table:table-cell>
          <table:table-cell office:value-type="float" office:value="85.101311084624555" table:style-name="ce25">
            <text:p>85.10</text:p>
          </table:table-cell>
          <table:table-cell office:value-type="float" office:value="1742" table:style-name="ce24">
            <text:p>1,742</text:p>
          </table:table-cell>
          <table:table-cell office:value-type="float" office:value="938" table:style-name="ce24">
            <text:p>938</text:p>
          </table:table-cell>
          <table:table-cell office:value-type="float" office:value="804" table:style-name="ce24">
            <text:p>804</text:p>
          </table:table-cell>
          <table:table-cell office:value-type="float" office:value="12.976758045292014" table:style-name="ce25">
            <text:p>12.98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 110年7月9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06/上網各月速報公式(6月).xls'#說明" table:style-name="ta2">
        <table:table-source xlink:href="file:///C:/Users/moi1849/Desktop/123/3/1.月報/06速(月)報套印/110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60" table:style-name="ta2">
        <table:table-source xlink:href="file:///C:/Users/moi1849/Desktop/123/3/1.月報/06速(月)報套印/110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70" table:style-name="ta2">
        <table:table-source xlink:href="file:///C:/Users/moi1849/Desktop/123/3/1.月報/06速(月)報套印/110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B0" table:style-name="ta2">
        <table:table-source xlink:href="file:///C:/Users/moi1849/Desktop/123/3/1.月報/06速(月)報套印/110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年月別(貼01-縣市別)" table:style-name="ta2">
        <table:table-source xlink:href="file:///C:/Users/moi1849/Desktop/123/3/1.月報/06速(月)報套印/110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縣市別" table:style-name="ta2">
        <table:table-source xlink:href="file:///C:/Users/moi1849/Desktop/123/3/1.月報/06速(月)報套印/110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年齡結構" table:style-name="ta2">
        <table:table-source xlink:href="file:///C:/Users/moi1849/Desktop/123/3/1.月報/06速(月)報套印/110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資料分析" table:style-name="ta2">
        <table:table-source xlink:href="file:///C:/Users/moi1849/Desktop/123/3/1.月報/06速(月)報套印/110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分析(草稿)" table:style-name="ta2">
        <table:table-source xlink:href="file:///C:/Users/moi1849/Desktop/123/3/1.月報/06速(月)報套印/110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2-年月別" table:style-name="ta2">
        <table:table-source xlink:href="file:///C:/Users/moi1849/Desktop/123/3/1.月報/06速(月)報套印/110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2-縣市別" table:style-name="ta2">
        <table:table-source xlink:href="file:///C:/Users/moi1849/Desktop/123/3/1.月報/06速(月)報套印/110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4-單一年齡" table:style-name="ta2">
        <table:table-source xlink:href="file:///C:/Users/moi1849/Desktop/123/3/1.月報/06速(月)報套印/110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5-年齡結構" table:style-name="ta2">
        <table:table-source xlink:href="file:///C:/Users/moi1849/Desktop/123/3/1.月報/06速(月)報套印/110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6-人口增加&amp;生死結離" table:style-name="ta2">
        <table:table-source xlink:href="file:///C:/Users/moi1849/Desktop/123/3/1.月報/06速(月)報套印/110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7-年月別" table:style-name="ta2">
        <table:table-source xlink:href="file:///C:/Users/moi1849/Desktop/123/3/1.月報/06速(月)報套印/110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7-縣市別" table:style-name="ta2">
        <table:table-source xlink:href="file:///C:/Users/moi1849/Desktop/123/3/1.月報/06速(月)報套印/110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0-年月別" table:style-name="ta2">
        <table:table-source xlink:href="file:///C:/Users/moi1849/Desktop/123/3/1.月報/06速(月)報套印/110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0-縣市別" table:style-name="ta2">
        <table:table-source xlink:href="file:///C:/Users/moi1849/Desktop/123/3/1.月報/06速(月)報套印/110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1-遷徙" table:style-name="ta2">
        <table:table-source xlink:href="file:///C:/Users/moi1849/Desktop/123/3/1.月報/06速(月)報套印/110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7-05T07:06:18Z</meta:creation-date>
    <dc:date>2021-07-05T07:06:57Z</dc:date>
  </office:meta>
</office:document-meta>
</file>